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" svg:font-family="&quot;Times New Roman&quot;"/>
    <style:font-face style:name="細明體" svg:font-family="細明體"/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ext-properties fo:color="#FF0000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5" style:family="table-cell" style:parent-style-name="Default" style:data-style-name="N0">
      <style:table-cell-properties style:vertical-align="automatic"/>
    </style:style>
    <style:style style:name="ce6" style:family="table-cell" style:parent-style-name="Default" style:data-style-name="N0">
      <style:table-cell-properties style:vertical-align="middle"/>
      <style:text-properties style:font-name="新細明體" style:font-name-asian="新細明體" style:font-name-complex="新細明體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FF0000"/>
    </style:style>
    <style:style style:name="ce9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fo:color="#FF0000" style:font-name="細明體" style:font-name-asian="細明體" style:font-name-complex="細明體" style:font-family-generic="modern"/>
    </style:style>
    <style:style style:name="ce10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1" style:family="table-cell" style:parent-style-name="Default" style:data-style-name="N0">
      <style:text-properties style:font-name="新細明體" style:font-name-asian="新細明體" style:font-name-complex="新細明體"/>
    </style:style>
    <style:style style:name="ce12" style:family="table-cell" style:parent-style-name="Default" style:data-style-name="N0">
      <style:table-cell-properties style:vertical-align="middle"/>
    </style:style>
    <style:style style:name="ce13" style:family="table-cell" style:parent-style-name="_19968__33324__Book3" style:data-style-name="N48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4" style:family="table-cell" style:parent-style-name="_19968__33324__92.10_22806__31821__33287__22823__38520__37197__20598__35657__20214__21029__21450__22283__31821__21029_" style:data-style-name="N49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style:font-name="新細明體" style:font-name-asian="新細明體" style:font-name-complex="新細明體"/>
    </style:style>
    <style:style style:name="ce15" style:family="table-cell" style:parent-style-name="_19968__33324__Book3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6" style:family="table-cell" style:parent-style-name="Default" style:data-style-name="N0">
      <style:table-cell-properties fo:border-top="none" fo:border-bottom="thin solid #000000" fo:border-left="none" fo:border-right="thin solid #000000" style:vertical-align="middle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" style:family="table-cell" style:parent-style-name="_19968__33324__Book3" style:data-style-name="N48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8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19" style:family="table-cell" style:parent-style-name="_19968__33324__Book3" style:data-style-name="N48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2" style:family="table-cell" style:parent-style-name="_19968__33324__Book3" style:data-style-name="N48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/>
    </style:style>
    <style:style style:name="ce23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/>
    </style:style>
    <style:style style:name="ce24" style:family="table-cell" style:parent-style-name="_19968__33324__Book3" style:data-style-name="N48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_19968__33324__Book3" style:data-style-name="N48">
      <style:table-cell-properties fo:border-top="thin solid #000000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27" style:family="table-cell" style:parent-style-name="_19968__33324__92.10_22806__31821__33287__22823__38520__37197__20598__35657__20214__21029__21450__22283__31821__21029_" style:data-style-name="N49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/>
    </style:style>
    <style:style style:name="ce28" style:family="table-cell" style:parent-style-name="_19968__33324__Book3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/>
    </style:style>
    <style:style style:name="ce29" style:family="table-cell" style:parent-style-name="_21315__20998__20301__91_0_93_" style:data-style-name="N5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31" style:family="table-cell" style:parent-style-name="_19968__33324__Book2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2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33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3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3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37" style:family="table-cell" style:parent-style-name="_21315__20998__20301__91_0_93_" style:data-style-name="N50">
      <style:table-cell-properties fo:border-top="thin solid #000000" fo:border-bottom="thin solid #000000" fo:border-left="none" fo:border-right="none" style:vertical-align="middle" style:cell-protect="none" style:repeat-content="false"/>
      <style:paragraph-properties fo:text-align="center"/>
    </style:style>
    <style:style style:name="ce38" style:family="table-cell" style:parent-style-name="_21315__20998__20301__91_0_93_" style:data-style-name="N50">
      <style:table-cell-properties fo:border-top="thin solid #000000" fo:border-bottom="thin solid #000000" fo:border-left="thin solid #000000" fo:border-right="none" style:vertical-align="middle" style:cell-protect="none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1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44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4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46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47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4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49" style:family="table-cell" style:parent-style-name="_21315__20998__20301__91_0_93_" style:data-style-name="N50">
      <style:table-cell-properties fo:border-top="none" fo:border-bottom="thin solid #000000" fo:border-left="none" fo:border-right="none" style:vertical-align="middle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50" style:family="table-cell" style:parent-style-name="_21315__20998__20301__91_0_93_" style:data-style-name="N5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51" style:family="table-cell" style:parent-style-name="Default" style:data-style-name="N0">
      <style:table-cell-properties style:vertical-align="automatic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5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5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5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5" style:family="table-cell" style:parent-style-name="_21315__20998__20301__91_0_93_" style:data-style-name="N50">
      <style:table-cell-properties fo:border="thin solid #000000" style:vertical-align="middle" style:cell-protect="none" style:repeat-content="false"/>
      <style:paragraph-properties fo:text-align="center"/>
    </style:style>
    <style:style style:name="ce5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143125cm"/>
    </style:style>
    <style:style style:name="co2" style:family="table-column">
      <style:table-column-properties fo:break-before="auto" style:column-width="2.80458333333333cm"/>
    </style:style>
    <style:style style:name="co3" style:family="table-column">
      <style:table-column-properties fo:break-before="auto" style:column-width="2.83104166666667cm"/>
    </style:style>
    <style:style style:name="co4" style:family="table-column">
      <style:table-column-properties fo:break-before="auto" style:column-width="2.56645833333333cm"/>
    </style:style>
    <style:style style:name="co5" style:family="table-column">
      <style:table-column-properties fo:break-before="auto" style:column-width="2.03729166666667cm"/>
    </style:style>
    <style:style style:name="co6" style:family="table-column">
      <style:table-column-properties fo:break-before="auto" style:column-width="1.24354166666667cm"/>
    </style:style>
    <style:style style:name="co7" style:family="table-column">
      <style:table-column-properties fo:break-before="auto" style:column-width="2.48708333333333cm"/>
    </style:style>
    <style:style style:name="co8" style:family="table-column">
      <style:table-column-properties fo:break-before="auto" style:column-width="1.508125cm"/>
    </style:style>
    <style:style style:name="co9" style:family="table-column">
      <style:table-column-properties fo:break-before="auto" style:column-width="2.51354166666667cm"/>
    </style:style>
    <style:style style:name="co10" style:family="table-column">
      <style:table-column-properties fo:break-before="auto" style:column-width="1.48166666666667cm"/>
    </style:style>
    <style:style style:name="co11" style:family="table-column">
      <style:table-column-properties fo:break-before="auto" style:column-width="2.778125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32833333333333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15pt" style:use-optimal-row-height="false" fo:break-before="auto"/>
    </style:style>
    <style:style style:name="ro3" style:family="table-row">
      <style:table-row-properties style:row-height="27.15pt" style:use-optimal-row-height="false" fo:break-before="auto"/>
    </style:style>
    <style:style style:name="ro4" style:family="table-row">
      <style:table-row-properties style:row-height="22.35pt" style:use-optimal-row-height="false" fo:break-before="auto"/>
    </style:style>
    <style:style style:name="ro5" style:family="table-row">
      <style:table-row-properties style:row-height="25.2pt" style:use-optimal-row-height="false" fo:break-before="auto"/>
    </style:style>
    <style:style style:name="ro6" style:family="table-row">
      <style:table-row-properties style:row-height="21pt" style:use-optimal-row-height="false" fo:break-before="auto"/>
    </style:style>
    <style:style style:name="ro7" style:family="table-row">
      <style:table-row-properties style:row-height="22.8pt" style:use-optimal-row-height="false" fo:break-before="auto"/>
    </style:style>
    <style:style style:name="ro8" style:family="table-row">
      <style:table-row-properties style:row-height="25.8pt" style:use-optimal-row-height="false" fo:break-before="auto"/>
    </style:style>
    <style:style style:name="ro9" style:family="table-row">
      <style:table-row-properties style:row-height="24.6pt" style:use-optimal-row-height="false" fo:break-before="auto"/>
    </style:style>
    <style:style style:name="ro10" style:family="table-row">
      <style:table-row-properties style:row-height="23.4pt" style:use-optimal-row-height="false" fo:break-before="auto"/>
    </style:style>
    <style:style style:name="ro11" style:family="table-row">
      <style:table-row-properties style:row-height="19.8pt" style:use-optimal-row-height="false" fo:break-before="auto"/>
    </style:style>
    <style:style style:name="ro12" style:family="table-row">
      <style:table-row-properties style:row-height="15.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齡結構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4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11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4" table:default-cell-style-name="ce1"/>
        <table:table-column table:style-name="co12" table:number-columns-repeated="2" table:default-cell-style-name="ce1"/>
        <table:table-column table:style-name="co10" table:default-cell-style-name="ce2"/>
        <table:table-column table:style-name="co13" table:number-columns-repeated="16352" table:default-cell-style-name="ce1"/>
        <table:table-row table:style-name="ro1">
          <table:table-cell office:value-type="string" table:number-columns-spanned="32" table:number-rows-spanned="1" table:style-name="ce53">
            <text:p>各縣市人口年齡結構重要指標</text:p>
          </table:table-cell>
          <table:covered-table-cell table:number-columns-repeated="31"/>
          <table:table-cell table:number-columns-repeated="16352"/>
        </table:table-row>
        <table:table-row table:style-name="ro2">
          <table:table-cell table:number-columns-repeated="2" table:style-name="ce1"/>
          <table:table-cell table:number-columns-repeated="12" table:style-name="ce49"/>
          <table:table-cell table:style-name="ce1"/>
          <table:table-cell office:value-type="string" table:style-name="ce50">
            <text:p><text:s text:c="7"/>中 華 民 國 106 年 5 月 底</text:p>
          </table:table-cell>
          <table:table-cell table:number-columns-repeated="13" table:style-name="ce49"/>
          <table:table-cell table:number-columns-repeated="2" table:style-name="ce48"/>
          <table:table-cell office:value-type="string" table:style-name="ce47">
            <text:p><text:s text:c="9"/>單位：人；%</text:p>
          </table:table-cell>
          <table:table-cell table:number-columns-repeated="16352"/>
        </table:table-row>
        <table:table-row table:style-name="ro3">
          <table:table-cell office:value-type="string" table:number-columns-spanned="1" table:number-rows-spanned="2" table:style-name="ce43">
            <text:p>區域別</text:p>
          </table:table-cell>
          <table:table-cell office:value-type="string" table:number-columns-spanned="3" table:number-rows-spanned="1" table:style-name="ce56">
            <text:p>總 <text:s text:c="4"/>計</text:p>
          </table:table-cell>
          <table:covered-table-cell table:number-columns-repeated="2"/>
          <table:table-cell office:value-type="string" table:number-columns-spanned="4" table:number-rows-spanned="1" table:style-name="ce54">
            <text:p>0 ～ 4歲</text:p>
          </table:table-cell>
          <table:covered-table-cell table:number-columns-repeated="3"/>
          <table:table-cell office:value-type="string" table:number-columns-spanned="4" table:number-rows-spanned="1" table:style-name="ce35">
            <text:p>0<text:s/><text:span text:style-name="T5">～</text:span><text:s/>6<text:span text:style-name="T5">歲</text:span></text:p>
          </table:table-cell>
          <table:covered-table-cell table:number-columns-repeated="3"/>
          <table:table-cell office:value-type="string" table:number-columns-spanned="4" table:number-rows-spanned="1" table:style-name="ce35">
            <text:p>0<text:s/><text:span text:style-name="T5">～</text:span><text:s/>11<text:span text:style-name="T5">歲</text:span></text:p>
          </table:table-cell>
          <table:covered-table-cell table:number-columns-repeated="3"/>
          <table:table-cell office:value-type="string" table:number-columns-spanned="4" table:number-rows-spanned="1" table:style-name="ce35">
            <text:p>0<text:s/><text:span text:style-name="T5">～</text:span><text:s/>12<text:span text:style-name="T5">歲</text:span></text:p>
          </table:table-cell>
          <table:covered-table-cell table:number-columns-repeated="3"/>
          <table:table-cell office:value-type="string" table:number-columns-spanned="4" table:number-rows-spanned="1" table:style-name="ce35">
            <text:p>12<text:s/><text:span text:style-name="T5">～</text:span><text:s/>17<text:span text:style-name="T5">歲</text:span></text:p>
          </table:table-cell>
          <table:covered-table-cell table:number-columns-repeated="3"/>
          <table:table-cell office:value-type="string" table:number-columns-spanned="4" table:number-rows-spanned="1" table:style-name="ce55">
            <text:p>20<text:span text:style-name="T3">歲以上</text:span></text:p>
          </table:table-cell>
          <table:covered-table-cell table:number-columns-repeated="3"/>
          <table:table-cell office:value-type="string" table:number-columns-spanned="4" table:number-rows-spanned="1" table:style-name="ce34">
            <text:p>65<text:span text:style-name="T5">歲以上</text:span></text:p>
          </table:table-cell>
          <table:covered-table-cell table:number-columns-repeated="3"/>
          <table:table-cell table:number-columns-repeated="16352"/>
        </table:table-row>
        <table:table-row table:style-name="ro4">
          <table:covered-table-cell/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0">
            <text:p>％</text:p>
          </table:table-cell>
          <table:table-cell table:number-columns-repeated="16352"/>
        </table:table-row>
        <table:table-row table:style-name="ro5">
          <table:table-cell office:value-type="string" table:style-name="ce29">
            <text:p>總 <text:s text:c="3"/>計</text:p>
          </table:table-cell>
          <table:table-cell office:value-type="float" office:value="23550077" table:style-name="ce27">
            <text:p>23,550,077</text:p>
          </table:table-cell>
          <table:table-cell office:value-type="float" office:value="11717683" table:style-name="ce27">
            <text:p>11,717,683</text:p>
          </table:table-cell>
          <table:table-cell office:value-type="float" office:value="11832394" table:style-name="ce27">
            <text:p>11,832,394</text:p>
          </table:table-cell>
          <table:table-cell office:value-type="float" office:value="1053292" table:style-name="ce27">
            <text:p>1,053,292</text:p>
          </table:table-cell>
          <table:table-cell office:value-type="float" office:value="545417" table:style-name="ce27">
            <text:p>545,417</text:p>
          </table:table-cell>
          <table:table-cell office:value-type="float" office:value="507875" table:style-name="ce27">
            <text:p>507,875</text:p>
          </table:table-cell>
          <table:table-cell office:value-type="float" office:value="4.47" table:style-name="ce28">
            <text:p>4.47</text:p>
          </table:table-cell>
          <table:table-cell office:value-type="float" office:value="1444464" table:style-name="ce27">
            <text:p>1,444,464</text:p>
          </table:table-cell>
          <table:table-cell office:value-type="float" office:value="748364" table:style-name="ce27">
            <text:p>748,364</text:p>
          </table:table-cell>
          <table:table-cell office:value-type="float" office:value="696100" table:style-name="ce27">
            <text:p>696,100</text:p>
          </table:table-cell>
          <table:table-cell office:value-type="float" office:value="6.13" table:style-name="ce28">
            <text:p>6.13</text:p>
          </table:table-cell>
          <table:table-cell office:value-type="float" office:value="2445443" table:style-name="ce27">
            <text:p>2,445,443</text:p>
          </table:table-cell>
          <table:table-cell office:value-type="float" office:value="1270978" table:style-name="ce27">
            <text:p>1,270,978</text:p>
          </table:table-cell>
          <table:table-cell office:value-type="float" office:value="1174465" table:style-name="ce27">
            <text:p>1,174,465</text:p>
          </table:table-cell>
          <table:table-cell office:value-type="float" office:value="10.38" table:style-name="ce28">
            <text:p>10.38</text:p>
          </table:table-cell>
          <table:table-cell office:value-type="float" office:value="2661102" table:style-name="ce27">
            <text:p>2,661,102</text:p>
          </table:table-cell>
          <table:table-cell office:value-type="float" office:value="1383609" table:style-name="ce27">
            <text:p>1,383,609</text:p>
          </table:table-cell>
          <table:table-cell office:value-type="float" office:value="1277493" table:style-name="ce27">
            <text:p>1,277,493</text:p>
          </table:table-cell>
          <table:table-cell office:value-type="float" office:value="11.3" table:style-name="ce28">
            <text:p>11.30</text:p>
          </table:table-cell>
          <table:table-cell office:value-type="float" office:value="1505023" table:style-name="ce27">
            <text:p>1,505,023</text:p>
          </table:table-cell>
          <table:table-cell office:value-type="float" office:value="786105" table:style-name="ce27">
            <text:p>786,105</text:p>
          </table:table-cell>
          <table:table-cell office:value-type="float" office:value="718918" table:style-name="ce27">
            <text:p>718,918</text:p>
          </table:table-cell>
          <table:table-cell office:value-type="float" office:value="6.39" table:style-name="ce28">
            <text:p>6.39</text:p>
          </table:table-cell>
          <table:table-cell office:value-type="float" office:value="19021681" table:style-name="ce27">
            <text:p>19,021,681</text:p>
          </table:table-cell>
          <table:table-cell office:value-type="float" office:value="9359717" table:style-name="ce27">
            <text:p>9,359,717</text:p>
          </table:table-cell>
          <table:table-cell office:value-type="float" office:value="9661964" table:style-name="ce27">
            <text:p>9,661,964</text:p>
          </table:table-cell>
          <table:table-cell office:value-type="float" office:value="80.77" table:style-name="ce28">
            <text:p>80.77</text:p>
          </table:table-cell>
          <table:table-cell office:value-type="float" office:value="3176163" table:style-name="ce27">
            <text:p>3,176,163</text:p>
          </table:table-cell>
          <table:table-cell office:value-type="float" office:value="1462354" table:style-name="ce27">
            <text:p>1,462,354</text:p>
          </table:table-cell>
          <table:table-cell office:value-type="float" office:value="1713809" table:style-name="ce27">
            <text:p>1,713,809</text:p>
          </table:table-cell>
          <table:table-cell office:value-type="float" office:value="13.49" table:style-name="ce26">
            <text:p>13.49</text:p>
          </table:table-cell>
          <table:table-cell table:number-columns-repeated="16352"/>
        </table:table-row>
        <table:table-row table:style-name="ro6">
          <table:table-cell office:value-type="string" table:style-name="ce21">
            <text:p>新北市</text:p>
          </table:table-cell>
          <table:table-cell office:value-type="float" office:value="3982268" table:style-name="ce23">
            <text:p>3,982,268</text:p>
          </table:table-cell>
          <table:table-cell office:value-type="float" office:value="1952622" table:style-name="ce23">
            <text:p>1,952,622</text:p>
          </table:table-cell>
          <table:table-cell office:value-type="float" office:value="2029646" table:style-name="ce23">
            <text:p>2,029,646</text:p>
          </table:table-cell>
          <table:table-cell office:value-type="float" office:value="167916" table:style-name="ce23">
            <text:p>167,916</text:p>
          </table:table-cell>
          <table:table-cell office:value-type="float" office:value="86825" table:style-name="ce23">
            <text:p>86,825</text:p>
          </table:table-cell>
          <table:table-cell office:value-type="float" office:value="81091" table:style-name="ce23">
            <text:p>81,091</text:p>
          </table:table-cell>
          <table:table-cell office:value-type="float" office:value="4.22" table:style-name="ce24">
            <text:p>4.22</text:p>
          </table:table-cell>
          <table:table-cell office:value-type="float" office:value="232661" table:style-name="ce23">
            <text:p>232,661</text:p>
          </table:table-cell>
          <table:table-cell office:value-type="float" office:value="120277" table:style-name="ce23">
            <text:p>120,277</text:p>
          </table:table-cell>
          <table:table-cell office:value-type="float" office:value="112384" table:style-name="ce23">
            <text:p>112,384</text:p>
          </table:table-cell>
          <table:table-cell office:value-type="float" office:value="5.84" table:style-name="ce24">
            <text:p>5.84</text:p>
          </table:table-cell>
          <table:table-cell office:value-type="float" office:value="396943" table:style-name="ce23">
            <text:p>396,943</text:p>
          </table:table-cell>
          <table:table-cell office:value-type="float" office:value="206046" table:style-name="ce23">
            <text:p>206,046</text:p>
          </table:table-cell>
          <table:table-cell office:value-type="float" office:value="190897" table:style-name="ce23">
            <text:p>190,897</text:p>
          </table:table-cell>
          <table:table-cell office:value-type="float" office:value="9.9700000000000006" table:style-name="ce24">
            <text:p>9.97</text:p>
          </table:table-cell>
          <table:table-cell office:value-type="float" office:value="430788" table:style-name="ce23">
            <text:p>430,788</text:p>
          </table:table-cell>
          <table:table-cell office:value-type="float" office:value="223650" table:style-name="ce23">
            <text:p>223,650</text:p>
          </table:table-cell>
          <table:table-cell office:value-type="float" office:value="207138" table:style-name="ce23">
            <text:p>207,138</text:p>
          </table:table-cell>
          <table:table-cell office:value-type="float" office:value="10.82" table:style-name="ce24">
            <text:p>10.82</text:p>
          </table:table-cell>
          <table:table-cell office:value-type="float" office:value="242357" table:style-name="ce23">
            <text:p>242,357</text:p>
          </table:table-cell>
          <table:table-cell office:value-type="float" office:value="126319" table:style-name="ce23">
            <text:p>126,319</text:p>
          </table:table-cell>
          <table:table-cell office:value-type="float" office:value="116038" table:style-name="ce23">
            <text:p>116,038</text:p>
          </table:table-cell>
          <table:table-cell office:value-type="float" office:value="6.09" table:style-name="ce24">
            <text:p>6.09</text:p>
          </table:table-cell>
          <table:table-cell office:value-type="float" office:value="3248261" table:style-name="ce23">
            <text:p>3,248,261</text:p>
          </table:table-cell>
          <table:table-cell office:value-type="float" office:value="1571082" table:style-name="ce23">
            <text:p>1,571,082</text:p>
          </table:table-cell>
          <table:table-cell office:value-type="float" office:value="1677179" table:style-name="ce23">
            <text:p>1,677,179</text:p>
          </table:table-cell>
          <table:table-cell office:value-type="float" office:value="81.569999999999993" table:style-name="ce24">
            <text:p>81.57</text:p>
          </table:table-cell>
          <table:table-cell office:value-type="float" office:value="481466" table:style-name="ce23">
            <text:p>481,466</text:p>
          </table:table-cell>
          <table:table-cell office:value-type="float" office:value="221114" table:style-name="ce23">
            <text:p>221,114</text:p>
          </table:table-cell>
          <table:table-cell office:value-type="float" office:value="260352" table:style-name="ce23">
            <text:p>260,352</text:p>
          </table:table-cell>
          <table:table-cell office:value-type="float" office:value="12.09" table:style-name="ce22">
            <text:p>12.09</text:p>
          </table:table-cell>
          <table:table-cell table:number-columns-repeated="16352"/>
        </table:table-row>
        <table:table-row table:style-name="ro6">
          <table:table-cell office:value-type="string" table:style-name="ce25">
            <text:p>臺北市</text:p>
          </table:table-cell>
          <table:table-cell office:value-type="float" office:value="2690813" table:style-name="ce23">
            <text:p>2,690,813</text:p>
          </table:table-cell>
          <table:table-cell office:value-type="float" office:value="1286421" table:style-name="ce23">
            <text:p>1,286,421</text:p>
          </table:table-cell>
          <table:table-cell office:value-type="float" office:value="1404392" table:style-name="ce23">
            <text:p>1,404,392</text:p>
          </table:table-cell>
          <table:table-cell office:value-type="float" office:value="147230" table:style-name="ce23">
            <text:p>147,230</text:p>
          </table:table-cell>
          <table:table-cell office:value-type="float" office:value="75823" table:style-name="ce23">
            <text:p>75,823</text:p>
          </table:table-cell>
          <table:table-cell office:value-type="float" office:value="71407" table:style-name="ce23">
            <text:p>71,407</text:p>
          </table:table-cell>
          <table:table-cell office:value-type="float" office:value="5.47" table:style-name="ce24">
            <text:p>5.47</text:p>
          </table:table-cell>
          <table:table-cell office:value-type="float" office:value="194783" table:style-name="ce23">
            <text:p>194,783</text:p>
          </table:table-cell>
          <table:table-cell office:value-type="float" office:value="100462" table:style-name="ce23">
            <text:p>100,462</text:p>
          </table:table-cell>
          <table:table-cell office:value-type="float" office:value="94321" table:style-name="ce23">
            <text:p>94,321</text:p>
          </table:table-cell>
          <table:table-cell office:value-type="float" office:value="7.24" table:style-name="ce24">
            <text:p>7.24</text:p>
          </table:table-cell>
          <table:table-cell office:value-type="float" office:value="302835" table:style-name="ce23">
            <text:p>302,835</text:p>
          </table:table-cell>
          <table:table-cell office:value-type="float" office:value="156718" table:style-name="ce23">
            <text:p>156,718</text:p>
          </table:table-cell>
          <table:table-cell office:value-type="float" office:value="146117" table:style-name="ce23">
            <text:p>146,117</text:p>
          </table:table-cell>
          <table:table-cell office:value-type="float" office:value="11.25" table:style-name="ce24">
            <text:p>11.25</text:p>
          </table:table-cell>
          <table:table-cell office:value-type="float" office:value="325933" table:style-name="ce23">
            <text:p>325,933</text:p>
          </table:table-cell>
          <table:table-cell office:value-type="float" office:value="168987" table:style-name="ce23">
            <text:p>168,987</text:p>
          </table:table-cell>
          <table:table-cell office:value-type="float" office:value="156946" table:style-name="ce23">
            <text:p>156,946</text:p>
          </table:table-cell>
          <table:table-cell office:value-type="float" office:value="12.11" table:style-name="ce24">
            <text:p>12.11</text:p>
          </table:table-cell>
          <table:table-cell office:value-type="float" office:value="150617" table:style-name="ce23">
            <text:p>150,617</text:p>
          </table:table-cell>
          <table:table-cell office:value-type="float" office:value="78693" table:style-name="ce23">
            <text:p>78,693</text:p>
          </table:table-cell>
          <table:table-cell office:value-type="float" office:value="71924" table:style-name="ce23">
            <text:p>71,924</text:p>
          </table:table-cell>
          <table:table-cell office:value-type="float" office:value="5.6" table:style-name="ce24">
            <text:p>5.60</text:p>
          </table:table-cell>
          <table:table-cell office:value-type="float" office:value="2182229" table:style-name="ce23">
            <text:p>2,182,229</text:p>
          </table:table-cell>
          <table:table-cell office:value-type="float" office:value="1022362" table:style-name="ce23">
            <text:p>1,022,362</text:p>
          </table:table-cell>
          <table:table-cell office:value-type="float" office:value="1159867" table:style-name="ce23">
            <text:p>1,159,867</text:p>
          </table:table-cell>
          <table:table-cell office:value-type="float" office:value="81.099999999999994" table:style-name="ce24">
            <text:p>81.10</text:p>
          </table:table-cell>
          <table:table-cell office:value-type="float" office:value="427705" table:style-name="ce23">
            <text:p>427,705</text:p>
          </table:table-cell>
          <table:table-cell office:value-type="float" office:value="192252" table:style-name="ce23">
            <text:p>192,252</text:p>
          </table:table-cell>
          <table:table-cell office:value-type="float" office:value="235453" table:style-name="ce23">
            <text:p>235,453</text:p>
          </table:table-cell>
          <table:table-cell office:value-type="float" office:value="15.9" table:style-name="ce22">
            <text:p>15.90</text:p>
          </table:table-cell>
          <table:table-cell table:number-columns-repeated="16352"/>
        </table:table-row>
        <table:table-row table:style-name="ro6">
          <table:table-cell office:value-type="string" table:style-name="ce21">
            <text:p>桃園市</text:p>
          </table:table-cell>
          <table:table-cell office:value-type="float" office:value="2163728" table:style-name="ce23">
            <text:p>2,163,728</text:p>
          </table:table-cell>
          <table:table-cell office:value-type="float" office:value="1078692" table:style-name="ce23">
            <text:p>1,078,692</text:p>
          </table:table-cell>
          <table:table-cell office:value-type="float" office:value="1085036" table:style-name="ce23">
            <text:p>1,085,036</text:p>
          </table:table-cell>
          <table:table-cell office:value-type="float" office:value="112649" table:style-name="ce23">
            <text:p>112,649</text:p>
          </table:table-cell>
          <table:table-cell office:value-type="float" office:value="58491" table:style-name="ce23">
            <text:p>58,491</text:p>
          </table:table-cell>
          <table:table-cell office:value-type="float" office:value="54158" table:style-name="ce23">
            <text:p>54,158</text:p>
          </table:table-cell>
          <table:table-cell office:value-type="float" office:value="5.21" table:style-name="ce24">
            <text:p>5.21</text:p>
          </table:table-cell>
          <table:table-cell office:value-type="float" office:value="153754" table:style-name="ce23">
            <text:p>153,754</text:p>
          </table:table-cell>
          <table:table-cell office:value-type="float" office:value="79632" table:style-name="ce23">
            <text:p>79,632</text:p>
          </table:table-cell>
          <table:table-cell office:value-type="float" office:value="74122" table:style-name="ce23">
            <text:p>74,122</text:p>
          </table:table-cell>
          <table:table-cell office:value-type="float" office:value="7.11" table:style-name="ce24">
            <text:p>7.11</text:p>
          </table:table-cell>
          <table:table-cell office:value-type="float" office:value="259652" table:style-name="ce23">
            <text:p>259,652</text:p>
          </table:table-cell>
          <table:table-cell office:value-type="float" office:value="135072" table:style-name="ce23">
            <text:p>135,072</text:p>
          </table:table-cell>
          <table:table-cell office:value-type="float" office:value="124580" table:style-name="ce23">
            <text:p>124,580</text:p>
          </table:table-cell>
          <table:table-cell office:value-type="float" office:value="12" table:style-name="ce24">
            <text:p>12.00</text:p>
          </table:table-cell>
          <table:table-cell office:value-type="float" office:value="282249" table:style-name="ce23">
            <text:p>282,249</text:p>
          </table:table-cell>
          <table:table-cell office:value-type="float" office:value="146952" table:style-name="ce23">
            <text:p>146,952</text:p>
          </table:table-cell>
          <table:table-cell office:value-type="float" office:value="135297" table:style-name="ce23">
            <text:p>135,297</text:p>
          </table:table-cell>
          <table:table-cell office:value-type="float" office:value="13.04" table:style-name="ce24">
            <text:p>13.04</text:p>
          </table:table-cell>
          <table:table-cell office:value-type="float" office:value="155761" table:style-name="ce23">
            <text:p>155,761</text:p>
          </table:table-cell>
          <table:table-cell office:value-type="float" office:value="81528" table:style-name="ce23">
            <text:p>81,528</text:p>
          </table:table-cell>
          <table:table-cell office:value-type="float" office:value="74233" table:style-name="ce23">
            <text:p>74,233</text:p>
          </table:table-cell>
          <table:table-cell office:value-type="float" office:value="7.2" table:style-name="ce24">
            <text:p>7.20</text:p>
          </table:table-cell>
          <table:table-cell office:value-type="float" office:value="1690545" table:style-name="ce23">
            <text:p>1,690,545</text:p>
          </table:table-cell>
          <table:table-cell office:value-type="float" office:value="832060" table:style-name="ce23">
            <text:p>832,060</text:p>
          </table:table-cell>
          <table:table-cell office:value-type="float" office:value="858485" table:style-name="ce23">
            <text:p>858,485</text:p>
          </table:table-cell>
          <table:table-cell office:value-type="float" office:value="78.13" table:style-name="ce24">
            <text:p>78.13</text:p>
          </table:table-cell>
          <table:table-cell office:value-type="float" office:value="226929" table:style-name="ce23">
            <text:p>226,929</text:p>
          </table:table-cell>
          <table:table-cell office:value-type="float" office:value="106430" table:style-name="ce23">
            <text:p>106,430</text:p>
          </table:table-cell>
          <table:table-cell office:value-type="float" office:value="120499" table:style-name="ce23">
            <text:p>120,499</text:p>
          </table:table-cell>
          <table:table-cell office:value-type="float" office:value="10.49" table:style-name="ce22">
            <text:p>10.49</text:p>
          </table:table-cell>
          <table:table-cell table:number-columns-repeated="16352"/>
        </table:table-row>
        <table:table-row table:style-name="ro6">
          <table:table-cell office:value-type="string" table:style-name="ce21">
            <text:p>臺中市</text:p>
          </table:table-cell>
          <table:table-cell office:value-type="float" office:value="2775294" table:style-name="ce23">
            <text:p>2,775,294</text:p>
          </table:table-cell>
          <table:table-cell office:value-type="float" office:value="1369447" table:style-name="ce23">
            <text:p>1,369,447</text:p>
          </table:table-cell>
          <table:table-cell office:value-type="float" office:value="1405847" table:style-name="ce23">
            <text:p>1,405,847</text:p>
          </table:table-cell>
          <table:table-cell office:value-type="float" office:value="139875" table:style-name="ce23">
            <text:p>139,875</text:p>
          </table:table-cell>
          <table:table-cell office:value-type="float" office:value="72600" table:style-name="ce23">
            <text:p>72,600</text:p>
          </table:table-cell>
          <table:table-cell office:value-type="float" office:value="67275" table:style-name="ce23">
            <text:p>67,275</text:p>
          </table:table-cell>
          <table:table-cell office:value-type="float" office:value="5.04" table:style-name="ce24">
            <text:p>5.04</text:p>
          </table:table-cell>
          <table:table-cell office:value-type="float" office:value="192420" table:style-name="ce23">
            <text:p>192,420</text:p>
          </table:table-cell>
          <table:table-cell office:value-type="float" office:value="99824" table:style-name="ce23">
            <text:p>99,824</text:p>
          </table:table-cell>
          <table:table-cell office:value-type="float" office:value="92596" table:style-name="ce23">
            <text:p>92,596</text:p>
          </table:table-cell>
          <table:table-cell office:value-type="float" office:value="6.93" table:style-name="ce24">
            <text:p>6.93</text:p>
          </table:table-cell>
          <table:table-cell office:value-type="float" office:value="322133" table:style-name="ce23">
            <text:p>322,133</text:p>
          </table:table-cell>
          <table:table-cell office:value-type="float" office:value="167342" table:style-name="ce23">
            <text:p>167,342</text:p>
          </table:table-cell>
          <table:table-cell office:value-type="float" office:value="154791" table:style-name="ce23">
            <text:p>154,791</text:p>
          </table:table-cell>
          <table:table-cell office:value-type="float" office:value="11.61" table:style-name="ce24">
            <text:p>11.61</text:p>
          </table:table-cell>
          <table:table-cell office:value-type="float" office:value="350015" table:style-name="ce23">
            <text:p>350,015</text:p>
          </table:table-cell>
          <table:table-cell office:value-type="float" office:value="181794" table:style-name="ce23">
            <text:p>181,794</text:p>
          </table:table-cell>
          <table:table-cell office:value-type="float" office:value="168221" table:style-name="ce23">
            <text:p>168,221</text:p>
          </table:table-cell>
          <table:table-cell office:value-type="float" office:value="12.61" table:style-name="ce24">
            <text:p>12.61</text:p>
          </table:table-cell>
          <table:table-cell office:value-type="float" office:value="193345" table:style-name="ce23">
            <text:p>193,345</text:p>
          </table:table-cell>
          <table:table-cell office:value-type="float" office:value="100333" table:style-name="ce23">
            <text:p>100,333</text:p>
          </table:table-cell>
          <table:table-cell office:value-type="float" office:value="93012" table:style-name="ce23">
            <text:p>93,012</text:p>
          </table:table-cell>
          <table:table-cell office:value-type="float" office:value="6.97" table:style-name="ce24">
            <text:p>6.97</text:p>
          </table:table-cell>
          <table:table-cell office:value-type="float" office:value="2185858" table:style-name="ce23">
            <text:p>2,185,858</text:p>
          </table:table-cell>
          <table:table-cell office:value-type="float" office:value="1063167" table:style-name="ce23">
            <text:p>1,063,167</text:p>
          </table:table-cell>
          <table:table-cell office:value-type="float" office:value="1122691" table:style-name="ce23">
            <text:p>1,122,691</text:p>
          </table:table-cell>
          <table:table-cell office:value-type="float" office:value="78.760000000000005" table:style-name="ce24">
            <text:p>78.76</text:p>
          </table:table-cell>
          <table:table-cell office:value-type="float" office:value="309809" table:style-name="ce23">
            <text:p>309,809</text:p>
          </table:table-cell>
          <table:table-cell office:value-type="float" office:value="143149" table:style-name="ce23">
            <text:p>143,149</text:p>
          </table:table-cell>
          <table:table-cell office:value-type="float" office:value="166660" table:style-name="ce23">
            <text:p>166,660</text:p>
          </table:table-cell>
          <table:table-cell office:value-type="float" office:value="11.16" table:style-name="ce22">
            <text:p>11.16</text:p>
          </table:table-cell>
          <table:table-cell table:number-columns-repeated="16352"/>
        </table:table-row>
        <table:table-row table:style-name="ro6">
          <table:table-cell office:value-type="string" table:style-name="ce21">
            <text:p>臺南市</text:p>
          </table:table-cell>
          <table:table-cell office:value-type="float" office:value="1886473" table:style-name="ce23">
            <text:p>1,886,473</text:p>
          </table:table-cell>
          <table:table-cell office:value-type="float" office:value="942732" table:style-name="ce23">
            <text:p>942,732</text:p>
          </table:table-cell>
          <table:table-cell office:value-type="float" office:value="943741" table:style-name="ce23">
            <text:p>943,741</text:p>
          </table:table-cell>
          <table:table-cell office:value-type="float" office:value="78889" table:style-name="ce23">
            <text:p>78,889</text:p>
          </table:table-cell>
          <table:table-cell office:value-type="float" office:value="40724" table:style-name="ce23">
            <text:p>40,724</text:p>
          </table:table-cell>
          <table:table-cell office:value-type="float" office:value="38165" table:style-name="ce23">
            <text:p>38,165</text:p>
          </table:table-cell>
          <table:table-cell office:value-type="float" office:value="4.18" table:style-name="ce24">
            <text:p>4.18</text:p>
          </table:table-cell>
          <table:table-cell office:value-type="float" office:value="108549" table:style-name="ce23">
            <text:p>108,549</text:p>
          </table:table-cell>
          <table:table-cell office:value-type="float" office:value="56277" table:style-name="ce23">
            <text:p>56,277</text:p>
          </table:table-cell>
          <table:table-cell office:value-type="float" office:value="52272" table:style-name="ce23">
            <text:p>52,272</text:p>
          </table:table-cell>
          <table:table-cell office:value-type="float" office:value="5.75" table:style-name="ce24">
            <text:p>5.75</text:p>
          </table:table-cell>
          <table:table-cell office:value-type="float" office:value="184658" table:style-name="ce23">
            <text:p>184,658</text:p>
          </table:table-cell>
          <table:table-cell office:value-type="float" office:value="95840" table:style-name="ce23">
            <text:p>95,840</text:p>
          </table:table-cell>
          <table:table-cell office:value-type="float" office:value="88818" table:style-name="ce23">
            <text:p>88,818</text:p>
          </table:table-cell>
          <table:table-cell office:value-type="float" office:value="9.7899999999999991" table:style-name="ce24">
            <text:p>9.79</text:p>
          </table:table-cell>
          <table:table-cell office:value-type="float" office:value="200983" table:style-name="ce23">
            <text:p>200,983</text:p>
          </table:table-cell>
          <table:table-cell office:value-type="float" office:value="104384" table:style-name="ce23">
            <text:p>104,384</text:p>
          </table:table-cell>
          <table:table-cell office:value-type="float" office:value="96599" table:style-name="ce23">
            <text:p>96,599</text:p>
          </table:table-cell>
          <table:table-cell office:value-type="float" office:value="10.65" table:style-name="ce24">
            <text:p>10.65</text:p>
          </table:table-cell>
          <table:table-cell office:value-type="float" office:value="114247" table:style-name="ce23">
            <text:p>114,247</text:p>
          </table:table-cell>
          <table:table-cell office:value-type="float" office:value="59617" table:style-name="ce23">
            <text:p>59,617</text:p>
          </table:table-cell>
          <table:table-cell office:value-type="float" office:value="54630" table:style-name="ce23">
            <text:p>54,630</text:p>
          </table:table-cell>
          <table:table-cell office:value-type="float" office:value="6.06" table:style-name="ce24">
            <text:p>6.06</text:p>
          </table:table-cell>
          <table:table-cell office:value-type="float" office:value="1543248" table:style-name="ce23">
            <text:p>1,543,248</text:p>
          </table:table-cell>
          <table:table-cell office:value-type="float" office:value="763954" table:style-name="ce23">
            <text:p>763,954</text:p>
          </table:table-cell>
          <table:table-cell office:value-type="float" office:value="779294" table:style-name="ce23">
            <text:p>779,294</text:p>
          </table:table-cell>
          <table:table-cell office:value-type="float" office:value="81.81" table:style-name="ce24">
            <text:p>81.81</text:p>
          </table:table-cell>
          <table:table-cell office:value-type="float" office:value="264603" table:style-name="ce23">
            <text:p>264,603</text:p>
          </table:table-cell>
          <table:table-cell office:value-type="float" office:value="121245" table:style-name="ce23">
            <text:p>121,245</text:p>
          </table:table-cell>
          <table:table-cell office:value-type="float" office:value="143358" table:style-name="ce23">
            <text:p>143,358</text:p>
          </table:table-cell>
          <table:table-cell office:value-type="float" office:value="14.03" table:style-name="ce22">
            <text:p>14.03</text:p>
          </table:table-cell>
          <table:table-cell table:number-columns-repeated="16352"/>
        </table:table-row>
        <table:table-row table:style-name="ro6">
          <table:table-cell office:value-type="string" table:style-name="ce21">
            <text:p>高雄市</text:p>
          </table:table-cell>
          <table:table-cell office:value-type="float" office:value="2778415" table:style-name="ce23">
            <text:p>2,778,415</text:p>
          </table:table-cell>
          <table:table-cell office:value-type="float" office:value="1377619" table:style-name="ce23">
            <text:p>1,377,619</text:p>
          </table:table-cell>
          <table:table-cell office:value-type="float" office:value="1400796" table:style-name="ce23">
            <text:p>1,400,796</text:p>
          </table:table-cell>
          <table:table-cell office:value-type="float" office:value="112427" table:style-name="ce23">
            <text:p>112,427</text:p>
          </table:table-cell>
          <table:table-cell office:value-type="float" office:value="58098" table:style-name="ce23">
            <text:p>58,098</text:p>
          </table:table-cell>
          <table:table-cell office:value-type="float" office:value="54329" table:style-name="ce23">
            <text:p>54,329</text:p>
          </table:table-cell>
          <table:table-cell office:value-type="float" office:value="4.05" table:style-name="ce24">
            <text:p>4.05</text:p>
          </table:table-cell>
          <table:table-cell office:value-type="float" office:value="154686" table:style-name="ce23">
            <text:p>154,686</text:p>
          </table:table-cell>
          <table:table-cell office:value-type="float" office:value="80036" table:style-name="ce23">
            <text:p>80,036</text:p>
          </table:table-cell>
          <table:table-cell office:value-type="float" office:value="74650" table:style-name="ce23">
            <text:p>74,650</text:p>
          </table:table-cell>
          <table:table-cell office:value-type="float" office:value="5.57" table:style-name="ce24">
            <text:p>5.57</text:p>
          </table:table-cell>
          <table:table-cell office:value-type="float" office:value="265593" table:style-name="ce23">
            <text:p>265,593</text:p>
          </table:table-cell>
          <table:table-cell office:value-type="float" office:value="137721" table:style-name="ce23">
            <text:p>137,721</text:p>
          </table:table-cell>
          <table:table-cell office:value-type="float" office:value="127872" table:style-name="ce23">
            <text:p>127,872</text:p>
          </table:table-cell>
          <table:table-cell office:value-type="float" office:value="9.56" table:style-name="ce24">
            <text:p>9.56</text:p>
          </table:table-cell>
          <table:table-cell office:value-type="float" office:value="289329" table:style-name="ce23">
            <text:p>289,329</text:p>
          </table:table-cell>
          <table:table-cell office:value-type="float" office:value="150053" table:style-name="ce23">
            <text:p>150,053</text:p>
          </table:table-cell>
          <table:table-cell office:value-type="float" office:value="139276" table:style-name="ce23">
            <text:p>139,276</text:p>
          </table:table-cell>
          <table:table-cell office:value-type="float" office:value="10.41" table:style-name="ce24">
            <text:p>10.41</text:p>
          </table:table-cell>
          <table:table-cell office:value-type="float" office:value="170889" table:style-name="ce23">
            <text:p>170,889</text:p>
          </table:table-cell>
          <table:table-cell office:value-type="float" office:value="88893" table:style-name="ce23">
            <text:p>88,893</text:p>
          </table:table-cell>
          <table:table-cell office:value-type="float" office:value="81996" table:style-name="ce23">
            <text:p>81,996</text:p>
          </table:table-cell>
          <table:table-cell office:value-type="float" office:value="6.15" table:style-name="ce24">
            <text:p>6.15</text:p>
          </table:table-cell>
          <table:table-cell office:value-type="float" office:value="2276066" table:style-name="ce23">
            <text:p>2,276,066</text:p>
          </table:table-cell>
          <table:table-cell office:value-type="float" office:value="1117063" table:style-name="ce23">
            <text:p>1,117,063</text:p>
          </table:table-cell>
          <table:table-cell office:value-type="float" office:value="1159003" table:style-name="ce23">
            <text:p>1,159,003</text:p>
          </table:table-cell>
          <table:table-cell office:value-type="float" office:value="81.92" table:style-name="ce24">
            <text:p>81.92</text:p>
          </table:table-cell>
          <table:table-cell office:value-type="float" office:value="382548" table:style-name="ce23">
            <text:p>382,548</text:p>
          </table:table-cell>
          <table:table-cell office:value-type="float" office:value="176749" table:style-name="ce23">
            <text:p>176,749</text:p>
          </table:table-cell>
          <table:table-cell office:value-type="float" office:value="205799" table:style-name="ce23">
            <text:p>205,799</text:p>
          </table:table-cell>
          <table:table-cell office:value-type="float" office:value="13.77" table:style-name="ce22">
            <text:p>13.77</text:p>
          </table:table-cell>
          <table:table-cell table:number-columns-repeated="16352"/>
        </table:table-row>
        <table:table-row table:style-name="ro7">
          <table:table-cell office:value-type="string" table:style-name="ce21">
            <text:p>臺灣省</text:p>
          </table:table-cell>
          <table:table-cell office:value-type="float" office:value="7124855" table:style-name="ce23">
            <text:p>7,124,855</text:p>
          </table:table-cell>
          <table:table-cell office:value-type="float" office:value="3635207" table:style-name="ce23">
            <text:p>3,635,207</text:p>
          </table:table-cell>
          <table:table-cell office:value-type="float" office:value="3489648" table:style-name="ce23">
            <text:p>3,489,648</text:p>
          </table:table-cell>
          <table:table-cell office:value-type="float" office:value="287781" table:style-name="ce23">
            <text:p>287,781</text:p>
          </table:table-cell>
          <table:table-cell office:value-type="float" office:value="149454" table:style-name="ce23">
            <text:p>149,454</text:p>
          </table:table-cell>
          <table:table-cell office:value-type="float" office:value="138327" table:style-name="ce23">
            <text:p>138,327</text:p>
          </table:table-cell>
          <table:table-cell office:value-type="float" office:value="4.04" table:style-name="ce24">
            <text:p>4.04</text:p>
          </table:table-cell>
          <table:table-cell office:value-type="float" office:value="399379" table:style-name="ce23">
            <text:p>399,379</text:p>
          </table:table-cell>
          <table:table-cell office:value-type="float" office:value="207570" table:style-name="ce23">
            <text:p>207,570</text:p>
          </table:table-cell>
          <table:table-cell office:value-type="float" office:value="191809" table:style-name="ce23">
            <text:p>191,809</text:p>
          </table:table-cell>
          <table:table-cell office:value-type="float" office:value="5.61" table:style-name="ce24">
            <text:p>5.61</text:p>
          </table:table-cell>
          <table:table-cell office:value-type="float" office:value="701262" table:style-name="ce23">
            <text:p>701,262</text:p>
          </table:table-cell>
          <table:table-cell office:value-type="float" office:value="365784" table:style-name="ce23">
            <text:p>365,784</text:p>
          </table:table-cell>
          <table:table-cell office:value-type="float" office:value="335478" table:style-name="ce23">
            <text:p>335,478</text:p>
          </table:table-cell>
          <table:table-cell office:value-type="float" office:value="9.84" table:style-name="ce24">
            <text:p>9.84</text:p>
          </table:table-cell>
          <table:table-cell office:value-type="float" office:value="768660" table:style-name="ce23">
            <text:p>768,660</text:p>
          </table:table-cell>
          <table:table-cell office:value-type="float" office:value="400943" table:style-name="ce23">
            <text:p>400,943</text:p>
          </table:table-cell>
          <table:table-cell office:value-type="float" office:value="367717" table:style-name="ce23">
            <text:p>367,717</text:p>
          </table:table-cell>
          <table:table-cell office:value-type="float" office:value="10.79" table:style-name="ce24">
            <text:p>10.79</text:p>
          </table:table-cell>
          <table:table-cell office:value-type="float" office:value="471512" table:style-name="ce23">
            <text:p>471,512</text:p>
          </table:table-cell>
          <table:table-cell office:value-type="float" office:value="247442" table:style-name="ce23">
            <text:p>247,442</text:p>
          </table:table-cell>
          <table:table-cell office:value-type="float" office:value="224070" table:style-name="ce23">
            <text:p>224,070</text:p>
          </table:table-cell>
          <table:table-cell office:value-type="float" office:value="6.62" table:style-name="ce24">
            <text:p>6.62</text:p>
          </table:table-cell>
          <table:table-cell office:value-type="float" office:value="5769710" table:style-name="ce23">
            <text:p>5,769,710</text:p>
          </table:table-cell>
          <table:table-cell office:value-type="float" office:value="2926714" table:style-name="ce23">
            <text:p>2,926,714</text:p>
          </table:table-cell>
          <table:table-cell office:value-type="float" office:value="2842996" table:style-name="ce23">
            <text:p>2,842,996</text:p>
          </table:table-cell>
          <table:table-cell office:value-type="float" office:value="80.98" table:style-name="ce24">
            <text:p>80.98</text:p>
          </table:table-cell>
          <table:table-cell office:value-type="float" office:value="1065619" table:style-name="ce23">
            <text:p>1,065,619</text:p>
          </table:table-cell>
          <table:table-cell office:value-type="float" office:value="492984" table:style-name="ce23">
            <text:p>492,984</text:p>
          </table:table-cell>
          <table:table-cell office:value-type="float" office:value="572635" table:style-name="ce23">
            <text:p>572,635</text:p>
          </table:table-cell>
          <table:table-cell office:value-type="float" office:value="14.96" table:style-name="ce22">
            <text:p>14.96</text:p>
          </table:table-cell>
          <table:table-cell table:number-columns-repeated="16352"/>
        </table:table-row>
        <table:table-row table:style-name="ro8">
          <table:table-cell office:value-type="string" table:style-name="ce20">
            <text:p>宜蘭縣</text:p>
          </table:table-cell>
          <table:table-cell office:value-type="float" office:value="457133" table:style-name="ce18">
            <text:p>457,133</text:p>
          </table:table-cell>
          <table:table-cell office:value-type="float" office:value="231363" table:style-name="ce18">
            <text:p>231,363</text:p>
          </table:table-cell>
          <table:table-cell office:value-type="float" office:value="225770" table:style-name="ce18">
            <text:p>225,770</text:p>
          </table:table-cell>
          <table:table-cell office:value-type="float" office:value="17589" table:style-name="ce18">
            <text:p>17,589</text:p>
          </table:table-cell>
          <table:table-cell office:value-type="float" office:value="9224" table:style-name="ce18">
            <text:p>9,224</text:p>
          </table:table-cell>
          <table:table-cell office:value-type="float" office:value="8365" table:style-name="ce18">
            <text:p>8,365</text:p>
          </table:table-cell>
          <table:table-cell office:value-type="float" office:value="3.85" table:style-name="ce19">
            <text:p>3.85</text:p>
          </table:table-cell>
          <table:table-cell office:value-type="float" office:value="24652" table:style-name="ce18">
            <text:p>24,652</text:p>
          </table:table-cell>
          <table:table-cell office:value-type="float" office:value="12900" table:style-name="ce18">
            <text:p>12,900</text:p>
          </table:table-cell>
          <table:table-cell office:value-type="float" office:value="11752" table:style-name="ce18">
            <text:p>11,752</text:p>
          </table:table-cell>
          <table:table-cell office:value-type="float" office:value="5.39" table:style-name="ce19">
            <text:p>5.39</text:p>
          </table:table-cell>
          <table:table-cell office:value-type="float" office:value="43206" table:style-name="ce18">
            <text:p>43,206</text:p>
          </table:table-cell>
          <table:table-cell office:value-type="float" office:value="22495" table:style-name="ce18">
            <text:p>22,495</text:p>
          </table:table-cell>
          <table:table-cell office:value-type="float" office:value="20711" table:style-name="ce18">
            <text:p>20,711</text:p>
          </table:table-cell>
          <table:table-cell office:value-type="float" office:value="9.4499999999999993" table:style-name="ce19">
            <text:p>9.45</text:p>
          </table:table-cell>
          <table:table-cell office:value-type="float" office:value="47400" table:style-name="ce18">
            <text:p>47,400</text:p>
          </table:table-cell>
          <table:table-cell office:value-type="float" office:value="24638" table:style-name="ce18">
            <text:p>24,638</text:p>
          </table:table-cell>
          <table:table-cell office:value-type="float" office:value="22762" table:style-name="ce18">
            <text:p>22,762</text:p>
          </table:table-cell>
          <table:table-cell office:value-type="float" office:value="10.37" table:style-name="ce19">
            <text:p>10.37</text:p>
          </table:table-cell>
          <table:table-cell office:value-type="float" office:value="29375" table:style-name="ce18">
            <text:p>29,375</text:p>
          </table:table-cell>
          <table:table-cell office:value-type="float" office:value="15325" table:style-name="ce18">
            <text:p>15,325</text:p>
          </table:table-cell>
          <table:table-cell office:value-type="float" office:value="14050" table:style-name="ce18">
            <text:p>14,050</text:p>
          </table:table-cell>
          <table:table-cell office:value-type="float" office:value="6.43" table:style-name="ce19">
            <text:p>6.43</text:p>
          </table:table-cell>
          <table:table-cell office:value-type="float" office:value="372666" table:style-name="ce18">
            <text:p>372,666</text:p>
          </table:table-cell>
          <table:table-cell office:value-type="float" office:value="187341" table:style-name="ce18">
            <text:p>187,341</text:p>
          </table:table-cell>
          <table:table-cell office:value-type="float" office:value="185325" table:style-name="ce18">
            <text:p>185,325</text:p>
          </table:table-cell>
          <table:table-cell office:value-type="float" office:value="81.52" table:style-name="ce19">
            <text:p>81.52</text:p>
          </table:table-cell>
          <table:table-cell office:value-type="float" office:value="68977" table:style-name="ce18">
            <text:p>68,977</text:p>
          </table:table-cell>
          <table:table-cell office:value-type="float" office:value="32032" table:style-name="ce18">
            <text:p>32,032</text:p>
          </table:table-cell>
          <table:table-cell office:value-type="float" office:value="36945" table:style-name="ce18">
            <text:p>36,945</text:p>
          </table:table-cell>
          <table:table-cell office:value-type="float" office:value="15.09" table:style-name="ce17">
            <text:p>15.09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新竹縣</text:p>
          </table:table-cell>
          <table:table-cell office:value-type="float" office:value="549118" table:style-name="ce18">
            <text:p>549,118</text:p>
          </table:table-cell>
          <table:table-cell office:value-type="float" office:value="280780" table:style-name="ce18">
            <text:p>280,780</text:p>
          </table:table-cell>
          <table:table-cell office:value-type="float" office:value="268338" table:style-name="ce18">
            <text:p>268,338</text:p>
          </table:table-cell>
          <table:table-cell office:value-type="float" office:value="30012" table:style-name="ce18">
            <text:p>30,012</text:p>
          </table:table-cell>
          <table:table-cell office:value-type="float" office:value="15548" table:style-name="ce18">
            <text:p>15,548</text:p>
          </table:table-cell>
          <table:table-cell office:value-type="float" office:value="14464" table:style-name="ce18">
            <text:p>14,464</text:p>
          </table:table-cell>
          <table:table-cell office:value-type="float" office:value="5.47" table:style-name="ce19">
            <text:p>5.47</text:p>
          </table:table-cell>
          <table:table-cell office:value-type="float" office:value="42445" table:style-name="ce18">
            <text:p>42,445</text:p>
          </table:table-cell>
          <table:table-cell office:value-type="float" office:value="22032" table:style-name="ce18">
            <text:p>22,032</text:p>
          </table:table-cell>
          <table:table-cell office:value-type="float" office:value="20413" table:style-name="ce18">
            <text:p>20,413</text:p>
          </table:table-cell>
          <table:table-cell office:value-type="float" office:value="7.73" table:style-name="ce19">
            <text:p>7.73</text:p>
          </table:table-cell>
          <table:table-cell office:value-type="float" office:value="72928" table:style-name="ce18">
            <text:p>72,928</text:p>
          </table:table-cell>
          <table:table-cell office:value-type="float" office:value="38040" table:style-name="ce18">
            <text:p>38,040</text:p>
          </table:table-cell>
          <table:table-cell office:value-type="float" office:value="34888" table:style-name="ce18">
            <text:p>34,888</text:p>
          </table:table-cell>
          <table:table-cell office:value-type="float" office:value="13.28" table:style-name="ce19">
            <text:p>13.28</text:p>
          </table:table-cell>
          <table:table-cell office:value-type="float" office:value="78919" table:style-name="ce18">
            <text:p>78,919</text:p>
          </table:table-cell>
          <table:table-cell office:value-type="float" office:value="41172" table:style-name="ce18">
            <text:p>41,172</text:p>
          </table:table-cell>
          <table:table-cell office:value-type="float" office:value="37747" table:style-name="ce18">
            <text:p>37,747</text:p>
          </table:table-cell>
          <table:table-cell office:value-type="float" office:value="14.37" table:style-name="ce19">
            <text:p>14.37</text:p>
          </table:table-cell>
          <table:table-cell office:value-type="float" office:value="39796" table:style-name="ce18">
            <text:p>39,796</text:p>
          </table:table-cell>
          <table:table-cell office:value-type="float" office:value="20884" table:style-name="ce18">
            <text:p>20,884</text:p>
          </table:table-cell>
          <table:table-cell office:value-type="float" office:value="18912" table:style-name="ce18">
            <text:p>18,912</text:p>
          </table:table-cell>
          <table:table-cell office:value-type="float" office:value="7.25" table:style-name="ce19">
            <text:p>7.25</text:p>
          </table:table-cell>
          <table:table-cell office:value-type="float" office:value="422062" table:style-name="ce18">
            <text:p>422,062</text:p>
          </table:table-cell>
          <table:table-cell office:value-type="float" office:value="214291" table:style-name="ce18">
            <text:p>214,291</text:p>
          </table:table-cell>
          <table:table-cell office:value-type="float" office:value="207771" table:style-name="ce18">
            <text:p>207,771</text:p>
          </table:table-cell>
          <table:table-cell office:value-type="float" office:value="76.86" table:style-name="ce19">
            <text:p>76.86</text:p>
          </table:table-cell>
          <table:table-cell office:value-type="float" office:value="65172" table:style-name="ce18">
            <text:p>65,172</text:p>
          </table:table-cell>
          <table:table-cell office:value-type="float" office:value="31273" table:style-name="ce18">
            <text:p>31,273</text:p>
          </table:table-cell>
          <table:table-cell office:value-type="float" office:value="33899" table:style-name="ce18">
            <text:p>33,899</text:p>
          </table:table-cell>
          <table:table-cell office:value-type="float" office:value="11.87" table:style-name="ce17">
            <text:p>11.87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苗栗縣</text:p>
          </table:table-cell>
          <table:table-cell office:value-type="float" office:value="556638" table:style-name="ce18">
            <text:p>556,638</text:p>
          </table:table-cell>
          <table:table-cell office:value-type="float" office:value="287162" table:style-name="ce18">
            <text:p>287,162</text:p>
          </table:table-cell>
          <table:table-cell office:value-type="float" office:value="269476" table:style-name="ce18">
            <text:p>269,476</text:p>
          </table:table-cell>
          <table:table-cell office:value-type="float" office:value="24674" table:style-name="ce18">
            <text:p>24,674</text:p>
          </table:table-cell>
          <table:table-cell office:value-type="float" office:value="12688" table:style-name="ce18">
            <text:p>12,688</text:p>
          </table:table-cell>
          <table:table-cell office:value-type="float" office:value="11986" table:style-name="ce18">
            <text:p>11,986</text:p>
          </table:table-cell>
          <table:table-cell office:value-type="float" office:value="4.43" table:style-name="ce19">
            <text:p>4.43</text:p>
          </table:table-cell>
          <table:table-cell office:value-type="float" office:value="33819" table:style-name="ce18">
            <text:p>33,819</text:p>
          </table:table-cell>
          <table:table-cell office:value-type="float" office:value="17483" table:style-name="ce18">
            <text:p>17,483</text:p>
          </table:table-cell>
          <table:table-cell office:value-type="float" office:value="16336" table:style-name="ce18">
            <text:p>16,336</text:p>
          </table:table-cell>
          <table:table-cell office:value-type="float" office:value="6.08" table:style-name="ce19">
            <text:p>6.08</text:p>
          </table:table-cell>
          <table:table-cell office:value-type="float" office:value="57905" table:style-name="ce18">
            <text:p>57,905</text:p>
          </table:table-cell>
          <table:table-cell office:value-type="float" office:value="30105" table:style-name="ce18">
            <text:p>30,105</text:p>
          </table:table-cell>
          <table:table-cell office:value-type="float" office:value="27800" table:style-name="ce18">
            <text:p>27,800</text:p>
          </table:table-cell>
          <table:table-cell office:value-type="float" office:value="10.4" table:style-name="ce19">
            <text:p>10.40</text:p>
          </table:table-cell>
          <table:table-cell office:value-type="float" office:value="63114" table:style-name="ce18">
            <text:p>63,114</text:p>
          </table:table-cell>
          <table:table-cell office:value-type="float" office:value="32856" table:style-name="ce18">
            <text:p>32,856</text:p>
          </table:table-cell>
          <table:table-cell office:value-type="float" office:value="30258" table:style-name="ce18">
            <text:p>30,258</text:p>
          </table:table-cell>
          <table:table-cell office:value-type="float" office:value="11.34" table:style-name="ce19">
            <text:p>11.34</text:p>
          </table:table-cell>
          <table:table-cell office:value-type="float" office:value="36424" table:style-name="ce18">
            <text:p>36,424</text:p>
          </table:table-cell>
          <table:table-cell office:value-type="float" office:value="19356" table:style-name="ce18">
            <text:p>19,356</text:p>
          </table:table-cell>
          <table:table-cell office:value-type="float" office:value="17068" table:style-name="ce18">
            <text:p>17,068</text:p>
          </table:table-cell>
          <table:table-cell office:value-type="float" office:value="6.54" table:style-name="ce19">
            <text:p>6.54</text:p>
          </table:table-cell>
          <table:table-cell office:value-type="float" office:value="448622" table:style-name="ce18">
            <text:p>448,622</text:p>
          </table:table-cell>
          <table:table-cell office:value-type="float" office:value="230467" table:style-name="ce18">
            <text:p>230,467</text:p>
          </table:table-cell>
          <table:table-cell office:value-type="float" office:value="218155" table:style-name="ce18">
            <text:p>218,155</text:p>
          </table:table-cell>
          <table:table-cell office:value-type="float" office:value="80.59" table:style-name="ce19">
            <text:p>80.59</text:p>
          </table:table-cell>
          <table:table-cell office:value-type="float" office:value="83907" table:style-name="ce18">
            <text:p>83,907</text:p>
          </table:table-cell>
          <table:table-cell office:value-type="float" office:value="39908" table:style-name="ce18">
            <text:p>39,908</text:p>
          </table:table-cell>
          <table:table-cell office:value-type="float" office:value="43999" table:style-name="ce18">
            <text:p>43,999</text:p>
          </table:table-cell>
          <table:table-cell office:value-type="float" office:value="15.07" table:style-name="ce17">
            <text:p>15.07</text:p>
          </table:table-cell>
          <table:table-cell table:number-columns-repeated="16352"/>
        </table:table-row>
        <table:table-row table:style-name="ro5">
          <table:table-cell office:value-type="string" table:style-name="ce20">
            <text:p>彰化縣</text:p>
          </table:table-cell>
          <table:table-cell office:value-type="float" office:value="1284785" table:style-name="ce18">
            <text:p>1,284,785</text:p>
          </table:table-cell>
          <table:table-cell office:value-type="float" office:value="655305" table:style-name="ce18">
            <text:p>655,305</text:p>
          </table:table-cell>
          <table:table-cell office:value-type="float" office:value="629480" table:style-name="ce18">
            <text:p>629,480</text:p>
          </table:table-cell>
          <table:table-cell office:value-type="float" office:value="57973" table:style-name="ce18">
            <text:p>57,973</text:p>
          </table:table-cell>
          <table:table-cell office:value-type="float" office:value="30279" table:style-name="ce18">
            <text:p>30,279</text:p>
          </table:table-cell>
          <table:table-cell office:value-type="float" office:value="27694" table:style-name="ce18">
            <text:p>27,694</text:p>
          </table:table-cell>
          <table:table-cell office:value-type="float" office:value="4.51" table:style-name="ce19">
            <text:p>4.51</text:p>
          </table:table-cell>
          <table:table-cell office:value-type="float" office:value="78035" table:style-name="ce18">
            <text:p>78,035</text:p>
          </table:table-cell>
          <table:table-cell office:value-type="float" office:value="40660" table:style-name="ce18">
            <text:p>40,660</text:p>
          </table:table-cell>
          <table:table-cell office:value-type="float" office:value="37375" table:style-name="ce18">
            <text:p>37,375</text:p>
          </table:table-cell>
          <table:table-cell office:value-type="float" office:value="6.07" table:style-name="ce19">
            <text:p>6.07</text:p>
          </table:table-cell>
          <table:table-cell office:value-type="float" office:value="133330" table:style-name="ce18">
            <text:p>133,330</text:p>
          </table:table-cell>
          <table:table-cell office:value-type="float" office:value="69728" table:style-name="ce18">
            <text:p>69,728</text:p>
          </table:table-cell>
          <table:table-cell office:value-type="float" office:value="63602" table:style-name="ce18">
            <text:p>63,602</text:p>
          </table:table-cell>
          <table:table-cell office:value-type="float" office:value="10.38" table:style-name="ce19">
            <text:p>10.38</text:p>
          </table:table-cell>
          <table:table-cell office:value-type="float" office:value="145915" table:style-name="ce18">
            <text:p>145,915</text:p>
          </table:table-cell>
          <table:table-cell office:value-type="float" office:value="76311" table:style-name="ce18">
            <text:p>76,311</text:p>
          </table:table-cell>
          <table:table-cell office:value-type="float" office:value="69604" table:style-name="ce18">
            <text:p>69,604</text:p>
          </table:table-cell>
          <table:table-cell office:value-type="float" office:value="11.36" table:style-name="ce19">
            <text:p>11.36</text:p>
          </table:table-cell>
          <table:table-cell office:value-type="float" office:value="87799" table:style-name="ce18">
            <text:p>87,799</text:p>
          </table:table-cell>
          <table:table-cell office:value-type="float" office:value="46210" table:style-name="ce18">
            <text:p>46,210</text:p>
          </table:table-cell>
          <table:table-cell office:value-type="float" office:value="41589" table:style-name="ce18">
            <text:p>41,589</text:p>
          </table:table-cell>
          <table:table-cell office:value-type="float" office:value="6.83" table:style-name="ce19">
            <text:p>6.83</text:p>
          </table:table-cell>
          <table:table-cell office:value-type="float" office:value="1029900" table:style-name="ce18">
            <text:p>1,029,900</text:p>
          </table:table-cell>
          <table:table-cell office:value-type="float" office:value="521882" table:style-name="ce18">
            <text:p>521,882</text:p>
          </table:table-cell>
          <table:table-cell office:value-type="float" office:value="508018" table:style-name="ce18">
            <text:p>508,018</text:p>
          </table:table-cell>
          <table:table-cell office:value-type="float" office:value="80.16" table:style-name="ce19">
            <text:p>80.16</text:p>
          </table:table-cell>
          <table:table-cell office:value-type="float" office:value="185706" table:style-name="ce18">
            <text:p>185,706</text:p>
          </table:table-cell>
          <table:table-cell office:value-type="float" office:value="85439" table:style-name="ce18">
            <text:p>85,439</text:p>
          </table:table-cell>
          <table:table-cell office:value-type="float" office:value="100267" table:style-name="ce18">
            <text:p>100,267</text:p>
          </table:table-cell>
          <table:table-cell office:value-type="float" office:value="14.45" table:style-name="ce17">
            <text:p>14.45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南投縣</text:p>
          </table:table-cell>
          <table:table-cell office:value-type="float" office:value="503575" table:style-name="ce18">
            <text:p>503,575</text:p>
          </table:table-cell>
          <table:table-cell office:value-type="float" office:value="258110" table:style-name="ce18">
            <text:p>258,110</text:p>
          </table:table-cell>
          <table:table-cell office:value-type="float" office:value="245465" table:style-name="ce18">
            <text:p>245,465</text:p>
          </table:table-cell>
          <table:table-cell office:value-type="float" office:value="16715" table:style-name="ce18">
            <text:p>16,715</text:p>
          </table:table-cell>
          <table:table-cell office:value-type="float" office:value="8704" table:style-name="ce18">
            <text:p>8,704</text:p>
          </table:table-cell>
          <table:table-cell office:value-type="float" office:value="8011" table:style-name="ce18">
            <text:p>8,011</text:p>
          </table:table-cell>
          <table:table-cell office:value-type="float" office:value="3.32" table:style-name="ce19">
            <text:p>3.32</text:p>
          </table:table-cell>
          <table:table-cell office:value-type="float" office:value="23591" table:style-name="ce18">
            <text:p>23,591</text:p>
          </table:table-cell>
          <table:table-cell office:value-type="float" office:value="12249" table:style-name="ce18">
            <text:p>12,249</text:p>
          </table:table-cell>
          <table:table-cell office:value-type="float" office:value="11342" table:style-name="ce18">
            <text:p>11,342</text:p>
          </table:table-cell>
          <table:table-cell office:value-type="float" office:value="4.68" table:style-name="ce19">
            <text:p>4.68</text:p>
          </table:table-cell>
          <table:table-cell office:value-type="float" office:value="42853" table:style-name="ce18">
            <text:p>42,853</text:p>
          </table:table-cell>
          <table:table-cell office:value-type="float" office:value="22268" table:style-name="ce18">
            <text:p>22,268</text:p>
          </table:table-cell>
          <table:table-cell office:value-type="float" office:value="20585" table:style-name="ce18">
            <text:p>20,585</text:p>
          </table:table-cell>
          <table:table-cell office:value-type="float" office:value="8.51" table:style-name="ce19">
            <text:p>8.51</text:p>
          </table:table-cell>
          <table:table-cell office:value-type="float" office:value="47396" table:style-name="ce18">
            <text:p>47,396</text:p>
          </table:table-cell>
          <table:table-cell office:value-type="float" office:value="24597" table:style-name="ce18">
            <text:p>24,597</text:p>
          </table:table-cell>
          <table:table-cell office:value-type="float" office:value="22799" table:style-name="ce18">
            <text:p>22,799</text:p>
          </table:table-cell>
          <table:table-cell office:value-type="float" office:value="9.41" table:style-name="ce19">
            <text:p>9.41</text:p>
          </table:table-cell>
          <table:table-cell office:value-type="float" office:value="32588" table:style-name="ce18">
            <text:p>32,588</text:p>
          </table:table-cell>
          <table:table-cell office:value-type="float" office:value="16956" table:style-name="ce18">
            <text:p>16,956</text:p>
          </table:table-cell>
          <table:table-cell office:value-type="float" office:value="15632" table:style-name="ce18">
            <text:p>15,632</text:p>
          </table:table-cell>
          <table:table-cell office:value-type="float" office:value="6.47" table:style-name="ce19">
            <text:p>6.47</text:p>
          </table:table-cell>
          <table:table-cell office:value-type="float" office:value="415224" table:style-name="ce18">
            <text:p>415,224</text:p>
          </table:table-cell>
          <table:table-cell office:value-type="float" office:value="212181" table:style-name="ce18">
            <text:p>212,181</text:p>
          </table:table-cell>
          <table:table-cell office:value-type="float" office:value="203043" table:style-name="ce18">
            <text:p>203,043</text:p>
          </table:table-cell>
          <table:table-cell office:value-type="float" office:value="82.46" table:style-name="ce19">
            <text:p>82.46</text:p>
          </table:table-cell>
          <table:table-cell office:value-type="float" office:value="81459" table:style-name="ce18">
            <text:p>81,459</text:p>
          </table:table-cell>
          <table:table-cell office:value-type="float" office:value="38088" table:style-name="ce18">
            <text:p>38,088</text:p>
          </table:table-cell>
          <table:table-cell office:value-type="float" office:value="43371" table:style-name="ce18">
            <text:p>43,371</text:p>
          </table:table-cell>
          <table:table-cell office:value-type="float" office:value="16.18" table:style-name="ce17">
            <text:p>16.18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雲林縣</text:p>
          </table:table-cell>
          <table:table-cell office:value-type="float" office:value="692818" table:style-name="ce18">
            <text:p>692,818</text:p>
          </table:table-cell>
          <table:table-cell office:value-type="float" office:value="359686" table:style-name="ce18">
            <text:p>359,686</text:p>
          </table:table-cell>
          <table:table-cell office:value-type="float" office:value="333132" table:style-name="ce18">
            <text:p>333,132</text:p>
          </table:table-cell>
          <table:table-cell office:value-type="float" office:value="24577" table:style-name="ce18">
            <text:p>24,577</text:p>
          </table:table-cell>
          <table:table-cell office:value-type="float" office:value="12655" table:style-name="ce18">
            <text:p>12,655</text:p>
          </table:table-cell>
          <table:table-cell office:value-type="float" office:value="11922" table:style-name="ce18">
            <text:p>11,922</text:p>
          </table:table-cell>
          <table:table-cell office:value-type="float" office:value="3.55" table:style-name="ce19">
            <text:p>3.55</text:p>
          </table:table-cell>
          <table:table-cell office:value-type="float" office:value="34295" table:style-name="ce18">
            <text:p>34,295</text:p>
          </table:table-cell>
          <table:table-cell office:value-type="float" office:value="17716" table:style-name="ce18">
            <text:p>17,716</text:p>
          </table:table-cell>
          <table:table-cell office:value-type="float" office:value="16579" table:style-name="ce18">
            <text:p>16,579</text:p>
          </table:table-cell>
          <table:table-cell office:value-type="float" office:value="4.95" table:style-name="ce19">
            <text:p>4.95</text:p>
          </table:table-cell>
          <table:table-cell office:value-type="float" office:value="62434" table:style-name="ce18">
            <text:p>62,434</text:p>
          </table:table-cell>
          <table:table-cell office:value-type="float" office:value="32592" table:style-name="ce18">
            <text:p>32,592</text:p>
          </table:table-cell>
          <table:table-cell office:value-type="float" office:value="29842" table:style-name="ce18">
            <text:p>29,842</text:p>
          </table:table-cell>
          <table:table-cell office:value-type="float" office:value="9.01" table:style-name="ce19">
            <text:p>9.01</text:p>
          </table:table-cell>
          <table:table-cell office:value-type="float" office:value="68926" table:style-name="ce18">
            <text:p>68,926</text:p>
          </table:table-cell>
          <table:table-cell office:value-type="float" office:value="35967" table:style-name="ce18">
            <text:p>35,967</text:p>
          </table:table-cell>
          <table:table-cell office:value-type="float" office:value="32959" table:style-name="ce18">
            <text:p>32,959</text:p>
          </table:table-cell>
          <table:table-cell office:value-type="float" office:value="9.9499999999999993" table:style-name="ce19">
            <text:p>9.95</text:p>
          </table:table-cell>
          <table:table-cell office:value-type="float" office:value="46178" table:style-name="ce18">
            <text:p>46,178</text:p>
          </table:table-cell>
          <table:table-cell office:value-type="float" office:value="24320" table:style-name="ce18">
            <text:p>24,320</text:p>
          </table:table-cell>
          <table:table-cell office:value-type="float" office:value="21858" table:style-name="ce18">
            <text:p>21,858</text:p>
          </table:table-cell>
          <table:table-cell office:value-type="float" office:value="6.67" table:style-name="ce19">
            <text:p>6.67</text:p>
          </table:table-cell>
          <table:table-cell office:value-type="float" office:value="566670" table:style-name="ce18">
            <text:p>566,670</text:p>
          </table:table-cell>
          <table:table-cell office:value-type="float" office:value="293570" table:style-name="ce18">
            <text:p>293,570</text:p>
          </table:table-cell>
          <table:table-cell office:value-type="float" office:value="273100" table:style-name="ce18">
            <text:p>273,100</text:p>
          </table:table-cell>
          <table:table-cell office:value-type="float" office:value="81.790000000000006" table:style-name="ce19">
            <text:p>81.79</text:p>
          </table:table-cell>
          <table:table-cell office:value-type="float" office:value="119753" table:style-name="ce18">
            <text:p>119,753</text:p>
          </table:table-cell>
          <table:table-cell office:value-type="float" office:value="54465" table:style-name="ce18">
            <text:p>54,465</text:p>
          </table:table-cell>
          <table:table-cell office:value-type="float" office:value="65288" table:style-name="ce18">
            <text:p>65,288</text:p>
          </table:table-cell>
          <table:table-cell office:value-type="float" office:value="17.28" table:style-name="ce17">
            <text:p>17.28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嘉義縣</text:p>
          </table:table-cell>
          <table:table-cell office:value-type="float" office:value="513393" table:style-name="ce18">
            <text:p>513,393</text:p>
          </table:table-cell>
          <table:table-cell office:value-type="float" office:value="267174" table:style-name="ce18">
            <text:p>267,174</text:p>
          </table:table-cell>
          <table:table-cell office:value-type="float" office:value="246219" table:style-name="ce18">
            <text:p>246,219</text:p>
          </table:table-cell>
          <table:table-cell office:value-type="float" office:value="14835" table:style-name="ce18">
            <text:p>14,835</text:p>
          </table:table-cell>
          <table:table-cell office:value-type="float" office:value="7772" table:style-name="ce18">
            <text:p>7,772</text:p>
          </table:table-cell>
          <table:table-cell office:value-type="float" office:value="7063" table:style-name="ce18">
            <text:p>7,063</text:p>
          </table:table-cell>
          <table:table-cell office:value-type="float" office:value="2.89" table:style-name="ce19">
            <text:p>2.89</text:p>
          </table:table-cell>
          <table:table-cell office:value-type="float" office:value="20617" table:style-name="ce18">
            <text:p>20,617</text:p>
          </table:table-cell>
          <table:table-cell office:value-type="float" office:value="10752" table:style-name="ce18">
            <text:p>10,752</text:p>
          </table:table-cell>
          <table:table-cell office:value-type="float" office:value="9865" table:style-name="ce18">
            <text:p>9,865</text:p>
          </table:table-cell>
          <table:table-cell office:value-type="float" office:value="4.0199999999999996" table:style-name="ce19">
            <text:p>4.02</text:p>
          </table:table-cell>
          <table:table-cell office:value-type="float" office:value="37977" table:style-name="ce18">
            <text:p>37,977</text:p>
          </table:table-cell>
          <table:table-cell office:value-type="float" office:value="19878" table:style-name="ce18">
            <text:p>19,878</text:p>
          </table:table-cell>
          <table:table-cell office:value-type="float" office:value="18099" table:style-name="ce18">
            <text:p>18,099</text:p>
          </table:table-cell>
          <table:table-cell office:value-type="float" office:value="7.4" table:style-name="ce19">
            <text:p>7.40</text:p>
          </table:table-cell>
          <table:table-cell office:value-type="float" office:value="41986" table:style-name="ce18">
            <text:p>41,986</text:p>
          </table:table-cell>
          <table:table-cell office:value-type="float" office:value="21976" table:style-name="ce18">
            <text:p>21,976</text:p>
          </table:table-cell>
          <table:table-cell office:value-type="float" office:value="20010" table:style-name="ce18">
            <text:p>20,010</text:p>
          </table:table-cell>
          <table:table-cell office:value-type="float" office:value="8.18" table:style-name="ce19">
            <text:p>8.18</text:p>
          </table:table-cell>
          <table:table-cell office:value-type="float" office:value="31600" table:style-name="ce18">
            <text:p>31,600</text:p>
          </table:table-cell>
          <table:table-cell office:value-type="float" office:value="16627" table:style-name="ce18">
            <text:p>16,627</text:p>
          </table:table-cell>
          <table:table-cell office:value-type="float" office:value="14973" table:style-name="ce18">
            <text:p>14,973</text:p>
          </table:table-cell>
          <table:table-cell office:value-type="float" office:value="6.16" table:style-name="ce19">
            <text:p>6.16</text:p>
          </table:table-cell>
          <table:table-cell office:value-type="float" office:value="430891" table:style-name="ce18">
            <text:p>430,891</text:p>
          </table:table-cell>
          <table:table-cell office:value-type="float" office:value="223901" table:style-name="ce18">
            <text:p>223,901</text:p>
          </table:table-cell>
          <table:table-cell office:value-type="float" office:value="206990" table:style-name="ce18">
            <text:p>206,990</text:p>
          </table:table-cell>
          <table:table-cell office:value-type="float" office:value="83.93" table:style-name="ce19">
            <text:p>83.93</text:p>
          </table:table-cell>
          <table:table-cell office:value-type="float" office:value="93252" table:style-name="ce18">
            <text:p>93,252</text:p>
          </table:table-cell>
          <table:table-cell office:value-type="float" office:value="42674" table:style-name="ce18">
            <text:p>42,674</text:p>
          </table:table-cell>
          <table:table-cell office:value-type="float" office:value="50578" table:style-name="ce18">
            <text:p>50,578</text:p>
          </table:table-cell>
          <table:table-cell office:value-type="float" office:value="18.16" table:style-name="ce17">
            <text:p>18.16</text:p>
          </table:table-cell>
          <table:table-cell table:number-columns-repeated="16352"/>
        </table:table-row>
        <table:table-row table:style-name="ro9">
          <table:table-cell office:value-type="string" table:style-name="ce20">
            <text:p>屏東縣</text:p>
          </table:table-cell>
          <table:table-cell office:value-type="float" office:value="832994" table:style-name="ce18">
            <text:p>832,994</text:p>
          </table:table-cell>
          <table:table-cell office:value-type="float" office:value="426261" table:style-name="ce18">
            <text:p>426,261</text:p>
          </table:table-cell>
          <table:table-cell office:value-type="float" office:value="406733" table:style-name="ce18">
            <text:p>406,733</text:p>
          </table:table-cell>
          <table:table-cell office:value-type="float" office:value="27377" table:style-name="ce18">
            <text:p>27,377</text:p>
          </table:table-cell>
          <table:table-cell office:value-type="float" office:value="14278" table:style-name="ce18">
            <text:p>14,278</text:p>
          </table:table-cell>
          <table:table-cell office:value-type="float" office:value="13099" table:style-name="ce18">
            <text:p>13,099</text:p>
          </table:table-cell>
          <table:table-cell office:value-type="float" office:value="3.29" table:style-name="ce19">
            <text:p>3.29</text:p>
          </table:table-cell>
          <table:table-cell office:value-type="float" office:value="38408" table:style-name="ce18">
            <text:p>38,408</text:p>
          </table:table-cell>
          <table:table-cell office:value-type="float" office:value="20103" table:style-name="ce18">
            <text:p>20,103</text:p>
          </table:table-cell>
          <table:table-cell office:value-type="float" office:value="18305" table:style-name="ce18">
            <text:p>18,305</text:p>
          </table:table-cell>
          <table:table-cell office:value-type="float" office:value="4.6100000000000003" table:style-name="ce19">
            <text:p>4.61</text:p>
          </table:table-cell>
          <table:table-cell office:value-type="float" office:value="69469" table:style-name="ce18">
            <text:p>69,469</text:p>
          </table:table-cell>
          <table:table-cell office:value-type="float" office:value="36375" table:style-name="ce18">
            <text:p>36,375</text:p>
          </table:table-cell>
          <table:table-cell office:value-type="float" office:value="33094" table:style-name="ce18">
            <text:p>33,094</text:p>
          </table:table-cell>
          <table:table-cell office:value-type="float" office:value="8.34" table:style-name="ce19">
            <text:p>8.34</text:p>
          </table:table-cell>
          <table:table-cell office:value-type="float" office:value="76839" table:style-name="ce18">
            <text:p>76,839</text:p>
          </table:table-cell>
          <table:table-cell office:value-type="float" office:value="40199" table:style-name="ce18">
            <text:p>40,199</text:p>
          </table:table-cell>
          <table:table-cell office:value-type="float" office:value="36640" table:style-name="ce18">
            <text:p>36,640</text:p>
          </table:table-cell>
          <table:table-cell office:value-type="float" office:value="9.2200000000000006" table:style-name="ce19">
            <text:p>9.22</text:p>
          </table:table-cell>
          <table:table-cell office:value-type="float" office:value="51513" table:style-name="ce18">
            <text:p>51,513</text:p>
          </table:table-cell>
          <table:table-cell office:value-type="float" office:value="26876" table:style-name="ce18">
            <text:p>26,876</text:p>
          </table:table-cell>
          <table:table-cell office:value-type="float" office:value="24637" table:style-name="ce18">
            <text:p>24,637</text:p>
          </table:table-cell>
          <table:table-cell office:value-type="float" office:value="6.18" table:style-name="ce19">
            <text:p>6.18</text:p>
          </table:table-cell>
          <table:table-cell office:value-type="float" office:value="690926" table:style-name="ce18">
            <text:p>690,926</text:p>
          </table:table-cell>
          <table:table-cell office:value-type="float" office:value="351974" table:style-name="ce18">
            <text:p>351,974</text:p>
          </table:table-cell>
          <table:table-cell office:value-type="float" office:value="338952" table:style-name="ce18">
            <text:p>338,952</text:p>
          </table:table-cell>
          <table:table-cell office:value-type="float" office:value="82.94" table:style-name="ce19">
            <text:p>82.94</text:p>
          </table:table-cell>
          <table:table-cell office:value-type="float" office:value="128870" table:style-name="ce18">
            <text:p>128,870</text:p>
          </table:table-cell>
          <table:table-cell office:value-type="float" office:value="60758" table:style-name="ce18">
            <text:p>60,758</text:p>
          </table:table-cell>
          <table:table-cell office:value-type="float" office:value="68112" table:style-name="ce18">
            <text:p>68,112</text:p>
          </table:table-cell>
          <table:table-cell office:value-type="float" office:value="15.47" table:style-name="ce17">
            <text:p>15.47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臺東縣</text:p>
          </table:table-cell>
          <table:table-cell office:value-type="float" office:value="220191" table:style-name="ce18">
            <text:p>220,191</text:p>
          </table:table-cell>
          <table:table-cell office:value-type="float" office:value="113818" table:style-name="ce18">
            <text:p>113,818</text:p>
          </table:table-cell>
          <table:table-cell office:value-type="float" office:value="106373" table:style-name="ce18">
            <text:p>106,373</text:p>
          </table:table-cell>
          <table:table-cell office:value-type="float" office:value="8133" table:style-name="ce18">
            <text:p>8,133</text:p>
          </table:table-cell>
          <table:table-cell office:value-type="float" office:value="4234" table:style-name="ce18">
            <text:p>4,234</text:p>
          </table:table-cell>
          <table:table-cell office:value-type="float" office:value="3899" table:style-name="ce18">
            <text:p>3,899</text:p>
          </table:table-cell>
          <table:table-cell office:value-type="float" office:value="3.69" table:style-name="ce19">
            <text:p>3.69</text:p>
          </table:table-cell>
          <table:table-cell office:value-type="float" office:value="11385" table:style-name="ce18">
            <text:p>11,385</text:p>
          </table:table-cell>
          <table:table-cell office:value-type="float" office:value="5931" table:style-name="ce18">
            <text:p>5,931</text:p>
          </table:table-cell>
          <table:table-cell office:value-type="float" office:value="5454" table:style-name="ce18">
            <text:p>5,454</text:p>
          </table:table-cell>
          <table:table-cell office:value-type="float" office:value="5.17" table:style-name="ce19">
            <text:p>5.17</text:p>
          </table:table-cell>
          <table:table-cell office:value-type="float" office:value="20435" table:style-name="ce18">
            <text:p>20,435</text:p>
          </table:table-cell>
          <table:table-cell office:value-type="float" office:value="10695" table:style-name="ce18">
            <text:p>10,695</text:p>
          </table:table-cell>
          <table:table-cell office:value-type="float" office:value="9740" table:style-name="ce18">
            <text:p>9,740</text:p>
          </table:table-cell>
          <table:table-cell office:value-type="float" office:value="9.2799999999999994" table:style-name="ce19">
            <text:p>9.28</text:p>
          </table:table-cell>
          <table:table-cell office:value-type="float" office:value="22499" table:style-name="ce18">
            <text:p>22,499</text:p>
          </table:table-cell>
          <table:table-cell office:value-type="float" office:value="11797" table:style-name="ce18">
            <text:p>11,797</text:p>
          </table:table-cell>
          <table:table-cell office:value-type="float" office:value="10702" table:style-name="ce18">
            <text:p>10,702</text:p>
          </table:table-cell>
          <table:table-cell office:value-type="float" office:value="10.220000000000001" table:style-name="ce19">
            <text:p>10.22</text:p>
          </table:table-cell>
          <table:table-cell office:value-type="float" office:value="14314" table:style-name="ce18">
            <text:p>14,314</text:p>
          </table:table-cell>
          <table:table-cell office:value-type="float" office:value="7519" table:style-name="ce18">
            <text:p>7,519</text:p>
          </table:table-cell>
          <table:table-cell office:value-type="float" office:value="6795" table:style-name="ce18">
            <text:p>6,795</text:p>
          </table:table-cell>
          <table:table-cell office:value-type="float" office:value="6.5" table:style-name="ce19">
            <text:p>6.50</text:p>
          </table:table-cell>
          <table:table-cell office:value-type="float" office:value="179797" table:style-name="ce18">
            <text:p>179,797</text:p>
          </table:table-cell>
          <table:table-cell office:value-type="float" office:value="92698" table:style-name="ce18">
            <text:p>92,698</text:p>
          </table:table-cell>
          <table:table-cell office:value-type="float" office:value="87099" table:style-name="ce18">
            <text:p>87,099</text:p>
          </table:table-cell>
          <table:table-cell office:value-type="float" office:value="81.66" table:style-name="ce19">
            <text:p>81.66</text:p>
          </table:table-cell>
          <table:table-cell office:value-type="float" office:value="33573" table:style-name="ce18">
            <text:p>33,573</text:p>
          </table:table-cell>
          <table:table-cell office:value-type="float" office:value="15377" table:style-name="ce18">
            <text:p>15,377</text:p>
          </table:table-cell>
          <table:table-cell office:value-type="float" office:value="18196" table:style-name="ce18">
            <text:p>18,196</text:p>
          </table:table-cell>
          <table:table-cell office:value-type="float" office:value="15.25" table:style-name="ce17">
            <text:p>15.25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花蓮縣</text:p>
          </table:table-cell>
          <table:table-cell office:value-type="float" office:value="330139" table:style-name="ce18">
            <text:p>330,139</text:p>
          </table:table-cell>
          <table:table-cell office:value-type="float" office:value="167816" table:style-name="ce18">
            <text:p>167,816</text:p>
          </table:table-cell>
          <table:table-cell office:value-type="float" office:value="162323" table:style-name="ce18">
            <text:p>162,323</text:p>
          </table:table-cell>
          <table:table-cell office:value-type="float" office:value="13063" table:style-name="ce18">
            <text:p>13,063</text:p>
          </table:table-cell>
          <table:table-cell office:value-type="float" office:value="6761" table:style-name="ce18">
            <text:p>6,761</text:p>
          </table:table-cell>
          <table:table-cell office:value-type="float" office:value="6302" table:style-name="ce18">
            <text:p>6,302</text:p>
          </table:table-cell>
          <table:table-cell office:value-type="float" office:value="3.96" table:style-name="ce19">
            <text:p>3.96</text:p>
          </table:table-cell>
          <table:table-cell office:value-type="float" office:value="18074" table:style-name="ce18">
            <text:p>18,074</text:p>
          </table:table-cell>
          <table:table-cell office:value-type="float" office:value="9433" table:style-name="ce18">
            <text:p>9,433</text:p>
          </table:table-cell>
          <table:table-cell office:value-type="float" office:value="8641" table:style-name="ce18">
            <text:p>8,641</text:p>
          </table:table-cell>
          <table:table-cell office:value-type="float" office:value="5.47" table:style-name="ce19">
            <text:p>5.47</text:p>
          </table:table-cell>
          <table:table-cell office:value-type="float" office:value="31337" table:style-name="ce18">
            <text:p>31,337</text:p>
          </table:table-cell>
          <table:table-cell office:value-type="float" office:value="16390" table:style-name="ce18">
            <text:p>16,390</text:p>
          </table:table-cell>
          <table:table-cell office:value-type="float" office:value="14947" table:style-name="ce18">
            <text:p>14,947</text:p>
          </table:table-cell>
          <table:table-cell office:value-type="float" office:value="9.49" table:style-name="ce19">
            <text:p>9.49</text:p>
          </table:table-cell>
          <table:table-cell office:value-type="float" office:value="34314" table:style-name="ce18">
            <text:p>34,314</text:p>
          </table:table-cell>
          <table:table-cell office:value-type="float" office:value="17899" table:style-name="ce18">
            <text:p>17,899</text:p>
          </table:table-cell>
          <table:table-cell office:value-type="float" office:value="16415" table:style-name="ce18">
            <text:p>16,415</text:p>
          </table:table-cell>
          <table:table-cell office:value-type="float" office:value="10.39" table:style-name="ce19">
            <text:p>10.39</text:p>
          </table:table-cell>
          <table:table-cell office:value-type="float" office:value="20938" table:style-name="ce18">
            <text:p>20,938</text:p>
          </table:table-cell>
          <table:table-cell office:value-type="float" office:value="10913" table:style-name="ce18">
            <text:p>10,913</text:p>
          </table:table-cell>
          <table:table-cell office:value-type="float" office:value="10025" table:style-name="ce18">
            <text:p>10,025</text:p>
          </table:table-cell>
          <table:table-cell office:value-type="float" office:value="6.34" table:style-name="ce19">
            <text:p>6.34</text:p>
          </table:table-cell>
          <table:table-cell office:value-type="float" office:value="269532" table:style-name="ce18">
            <text:p>269,532</text:p>
          </table:table-cell>
          <table:table-cell office:value-type="float" office:value="136099" table:style-name="ce18">
            <text:p>136,099</text:p>
          </table:table-cell>
          <table:table-cell office:value-type="float" office:value="133433" table:style-name="ce18">
            <text:p>133,433</text:p>
          </table:table-cell>
          <table:table-cell office:value-type="float" office:value="81.64" table:style-name="ce19">
            <text:p>81.64</text:p>
          </table:table-cell>
          <table:table-cell office:value-type="float" office:value="49447" table:style-name="ce18">
            <text:p>49,447</text:p>
          </table:table-cell>
          <table:table-cell office:value-type="float" office:value="22921" table:style-name="ce18">
            <text:p>22,921</text:p>
          </table:table-cell>
          <table:table-cell office:value-type="float" office:value="26526" table:style-name="ce18">
            <text:p>26,526</text:p>
          </table:table-cell>
          <table:table-cell office:value-type="float" office:value="14.98" table:style-name="ce17">
            <text:p>14.98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澎湖縣</text:p>
          </table:table-cell>
          <table:table-cell office:value-type="float" office:value="103434" table:style-name="ce18">
            <text:p>103,434</text:p>
          </table:table-cell>
          <table:table-cell office:value-type="float" office:value="53291" table:style-name="ce18">
            <text:p>53,291</text:p>
          </table:table-cell>
          <table:table-cell office:value-type="float" office:value="50143" table:style-name="ce18">
            <text:p>50,143</text:p>
          </table:table-cell>
          <table:table-cell office:value-type="float" office:value="4358" table:style-name="ce18">
            <text:p>4,358</text:p>
          </table:table-cell>
          <table:table-cell office:value-type="float" office:value="2310" table:style-name="ce18">
            <text:p>2,310</text:p>
          </table:table-cell>
          <table:table-cell office:value-type="float" office:value="2048" table:style-name="ce18">
            <text:p>2,048</text:p>
          </table:table-cell>
          <table:table-cell office:value-type="float" office:value="4.21" table:style-name="ce19">
            <text:p>4.21</text:p>
          </table:table-cell>
          <table:table-cell office:value-type="float" office:value="5560" table:style-name="ce18">
            <text:p>5,560</text:p>
          </table:table-cell>
          <table:table-cell office:value-type="float" office:value="2937" table:style-name="ce18">
            <text:p>2,937</text:p>
          </table:table-cell>
          <table:table-cell office:value-type="float" office:value="2623" table:style-name="ce18">
            <text:p>2,623</text:p>
          </table:table-cell>
          <table:table-cell office:value-type="float" office:value="5.38" table:style-name="ce19">
            <text:p>5.38</text:p>
          </table:table-cell>
          <table:table-cell office:value-type="float" office:value="8848" table:style-name="ce18">
            <text:p>8,848</text:p>
          </table:table-cell>
          <table:table-cell office:value-type="float" office:value="4642" table:style-name="ce18">
            <text:p>4,642</text:p>
          </table:table-cell>
          <table:table-cell office:value-type="float" office:value="4206" table:style-name="ce18">
            <text:p>4,206</text:p>
          </table:table-cell>
          <table:table-cell office:value-type="float" office:value="8.5500000000000007" table:style-name="ce19">
            <text:p>8.55</text:p>
          </table:table-cell>
          <table:table-cell office:value-type="float" office:value="9631" table:style-name="ce18">
            <text:p>9,631</text:p>
          </table:table-cell>
          <table:table-cell office:value-type="float" office:value="5037" table:style-name="ce18">
            <text:p>5,037</text:p>
          </table:table-cell>
          <table:table-cell office:value-type="float" office:value="4594" table:style-name="ce18">
            <text:p>4,594</text:p>
          </table:table-cell>
          <table:table-cell office:value-type="float" office:value="9.31" table:style-name="ce19">
            <text:p>9.31</text:p>
          </table:table-cell>
          <table:table-cell office:value-type="float" office:value="5683" table:style-name="ce18">
            <text:p>5,683</text:p>
          </table:table-cell>
          <table:table-cell office:value-type="float" office:value="3002" table:style-name="ce18">
            <text:p>3,002</text:p>
          </table:table-cell>
          <table:table-cell office:value-type="float" office:value="2681" table:style-name="ce18">
            <text:p>2,681</text:p>
          </table:table-cell>
          <table:table-cell office:value-type="float" office:value="5.49" table:style-name="ce19">
            <text:p>5.49</text:p>
          </table:table-cell>
          <table:table-cell office:value-type="float" office:value="85971" table:style-name="ce18">
            <text:p>85,971</text:p>
          </table:table-cell>
          <table:table-cell office:value-type="float" office:value="44106" table:style-name="ce18">
            <text:p>44,106</text:p>
          </table:table-cell>
          <table:table-cell office:value-type="float" office:value="41865" table:style-name="ce18">
            <text:p>41,865</text:p>
          </table:table-cell>
          <table:table-cell office:value-type="float" office:value="83.12" table:style-name="ce19">
            <text:p>83.12</text:p>
          </table:table-cell>
          <table:table-cell office:value-type="float" office:value="15811" table:style-name="ce18">
            <text:p>15,811</text:p>
          </table:table-cell>
          <table:table-cell office:value-type="float" office:value="7316" table:style-name="ce18">
            <text:p>7,316</text:p>
          </table:table-cell>
          <table:table-cell office:value-type="float" office:value="8495" table:style-name="ce18">
            <text:p>8,495</text:p>
          </table:table-cell>
          <table:table-cell office:value-type="float" office:value="15.29" table:style-name="ce17">
            <text:p>15.29</text:p>
          </table:table-cell>
          <table:table-cell table:number-columns-repeated="16352"/>
        </table:table-row>
        <table:table-row table:style-name="ro8">
          <table:table-cell office:value-type="string" table:style-name="ce20">
            <text:p>基隆市</text:p>
          </table:table-cell>
          <table:table-cell office:value-type="float" office:value="371981" table:style-name="ce18">
            <text:p>371,981</text:p>
          </table:table-cell>
          <table:table-cell office:value-type="float" office:value="186309" table:style-name="ce18">
            <text:p>186,309</text:p>
          </table:table-cell>
          <table:table-cell office:value-type="float" office:value="185672" table:style-name="ce18">
            <text:p>185,672</text:p>
          </table:table-cell>
          <table:table-cell office:value-type="float" office:value="11815" table:style-name="ce18">
            <text:p>11,815</text:p>
          </table:table-cell>
          <table:table-cell office:value-type="float" office:value="6083" table:style-name="ce18">
            <text:p>6,083</text:p>
          </table:table-cell>
          <table:table-cell office:value-type="float" office:value="5732" table:style-name="ce18">
            <text:p>5,732</text:p>
          </table:table-cell>
          <table:table-cell office:value-type="float" office:value="3.18" table:style-name="ce19">
            <text:p>3.18</text:p>
          </table:table-cell>
          <table:table-cell office:value-type="float" office:value="16698" table:style-name="ce18">
            <text:p>16,698</text:p>
          </table:table-cell>
          <table:table-cell office:value-type="float" office:value="8575" table:style-name="ce18">
            <text:p>8,575</text:p>
          </table:table-cell>
          <table:table-cell office:value-type="float" office:value="8123" table:style-name="ce18">
            <text:p>8,123</text:p>
          </table:table-cell>
          <table:table-cell office:value-type="float" office:value="4.49" table:style-name="ce19">
            <text:p>4.49</text:p>
          </table:table-cell>
          <table:table-cell office:value-type="float" office:value="30520" table:style-name="ce18">
            <text:p>30,520</text:p>
          </table:table-cell>
          <table:table-cell office:value-type="float" office:value="15738" table:style-name="ce18">
            <text:p>15,738</text:p>
          </table:table-cell>
          <table:table-cell office:value-type="float" office:value="14782" table:style-name="ce18">
            <text:p>14,782</text:p>
          </table:table-cell>
          <table:table-cell office:value-type="float" office:value="8.1999999999999993" table:style-name="ce19">
            <text:p>8.20</text:p>
          </table:table-cell>
          <table:table-cell office:value-type="float" office:value="33666" table:style-name="ce18">
            <text:p>33,666</text:p>
          </table:table-cell>
          <table:table-cell office:value-type="float" office:value="17409" table:style-name="ce18">
            <text:p>17,409</text:p>
          </table:table-cell>
          <table:table-cell office:value-type="float" office:value="16257" table:style-name="ce18">
            <text:p>16,257</text:p>
          </table:table-cell>
          <table:table-cell office:value-type="float" office:value="9.0500000000000007" table:style-name="ce19">
            <text:p>9.05</text:p>
          </table:table-cell>
          <table:table-cell office:value-type="float" office:value="22692" table:style-name="ce18">
            <text:p>22,692</text:p>
          </table:table-cell>
          <table:table-cell office:value-type="float" office:value="11936" table:style-name="ce18">
            <text:p>11,936</text:p>
          </table:table-cell>
          <table:table-cell office:value-type="float" office:value="10756" table:style-name="ce18">
            <text:p>10,756</text:p>
          </table:table-cell>
          <table:table-cell office:value-type="float" office:value="6.1" table:style-name="ce19">
            <text:p>6.10</text:p>
          </table:table-cell>
          <table:table-cell office:value-type="float" office:value="309577" table:style-name="ce18">
            <text:p>309,577</text:p>
          </table:table-cell>
          <table:table-cell office:value-type="float" office:value="153899" table:style-name="ce18">
            <text:p>153,899</text:p>
          </table:table-cell>
          <table:table-cell office:value-type="float" office:value="155678" table:style-name="ce18">
            <text:p>155,678</text:p>
          </table:table-cell>
          <table:table-cell office:value-type="float" office:value="83.22" table:style-name="ce19">
            <text:p>83.22</text:p>
          </table:table-cell>
          <table:table-cell office:value-type="float" office:value="53371" table:style-name="ce18">
            <text:p>53,371</text:p>
          </table:table-cell>
          <table:table-cell office:value-type="float" office:value="24309" table:style-name="ce18">
            <text:p>24,309</text:p>
          </table:table-cell>
          <table:table-cell office:value-type="float" office:value="29062" table:style-name="ce18">
            <text:p>29,062</text:p>
          </table:table-cell>
          <table:table-cell office:value-type="float" office:value="14.35" table:style-name="ce17">
            <text:p>14.35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新竹市</text:p>
          </table:table-cell>
          <table:table-cell office:value-type="float" office:value="438863" table:style-name="ce18">
            <text:p>438,863</text:p>
          </table:table-cell>
          <table:table-cell office:value-type="float" office:value="216853" table:style-name="ce18">
            <text:p>216,853</text:p>
          </table:table-cell>
          <table:table-cell office:value-type="float" office:value="222010" table:style-name="ce18">
            <text:p>222,010</text:p>
          </table:table-cell>
          <table:table-cell office:value-type="float" office:value="25574" table:style-name="ce18">
            <text:p>25,574</text:p>
          </table:table-cell>
          <table:table-cell office:value-type="float" office:value="13172" table:style-name="ce18">
            <text:p>13,172</text:p>
          </table:table-cell>
          <table:table-cell office:value-type="float" office:value="12402" table:style-name="ce18">
            <text:p>12,402</text:p>
          </table:table-cell>
          <table:table-cell office:value-type="float" office:value="5.83" table:style-name="ce19">
            <text:p>5.83</text:p>
          </table:table-cell>
          <table:table-cell office:value-type="float" office:value="35932" table:style-name="ce18">
            <text:p>35,932</text:p>
          </table:table-cell>
          <table:table-cell office:value-type="float" office:value="18574" table:style-name="ce18">
            <text:p>18,574</text:p>
          </table:table-cell>
          <table:table-cell office:value-type="float" office:value="17358" table:style-name="ce18">
            <text:p>17,358</text:p>
          </table:table-cell>
          <table:table-cell office:value-type="float" office:value="8.19" table:style-name="ce19">
            <text:p>8.19</text:p>
          </table:table-cell>
          <table:table-cell office:value-type="float" office:value="61066" table:style-name="ce18">
            <text:p>61,066</text:p>
          </table:table-cell>
          <table:table-cell office:value-type="float" office:value="31771" table:style-name="ce18">
            <text:p>31,771</text:p>
          </table:table-cell>
          <table:table-cell office:value-type="float" office:value="29295" table:style-name="ce18">
            <text:p>29,295</text:p>
          </table:table-cell>
          <table:table-cell office:value-type="float" office:value="13.91" table:style-name="ce19">
            <text:p>13.91</text:p>
          </table:table-cell>
          <table:table-cell office:value-type="float" office:value="66080" table:style-name="ce18">
            <text:p>66,080</text:p>
          </table:table-cell>
          <table:table-cell office:value-type="float" office:value="34398" table:style-name="ce18">
            <text:p>34,398</text:p>
          </table:table-cell>
          <table:table-cell office:value-type="float" office:value="31682" table:style-name="ce18">
            <text:p>31,682</text:p>
          </table:table-cell>
          <table:table-cell office:value-type="float" office:value="15.06" table:style-name="ce19">
            <text:p>15.06</text:p>
          </table:table-cell>
          <table:table-cell office:value-type="float" office:value="32035" table:style-name="ce18">
            <text:p>32,035</text:p>
          </table:table-cell>
          <table:table-cell office:value-type="float" office:value="16664" table:style-name="ce18">
            <text:p>16,664</text:p>
          </table:table-cell>
          <table:table-cell office:value-type="float" office:value="15371" table:style-name="ce18">
            <text:p>15,371</text:p>
          </table:table-cell>
          <table:table-cell office:value-type="float" office:value="7.3" table:style-name="ce19">
            <text:p>7.30</text:p>
          </table:table-cell>
          <table:table-cell office:value-type="float" office:value="334997" table:style-name="ce18">
            <text:p>334,997</text:p>
          </table:table-cell>
          <table:table-cell office:value-type="float" office:value="162779" table:style-name="ce18">
            <text:p>162,779</text:p>
          </table:table-cell>
          <table:table-cell office:value-type="float" office:value="172218" table:style-name="ce18">
            <text:p>172,218</text:p>
          </table:table-cell>
          <table:table-cell office:value-type="float" office:value="76.33" table:style-name="ce19">
            <text:p>76.33</text:p>
          </table:table-cell>
          <table:table-cell office:value-type="float" office:value="49267" table:style-name="ce18">
            <text:p>49,267</text:p>
          </table:table-cell>
          <table:table-cell office:value-type="float" office:value="22040" table:style-name="ce18">
            <text:p>22,040</text:p>
          </table:table-cell>
          <table:table-cell office:value-type="float" office:value="27227" table:style-name="ce18">
            <text:p>27,227</text:p>
          </table:table-cell>
          <table:table-cell office:value-type="float" office:value="11.23" table:style-name="ce17">
            <text:p>11.23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嘉義市</text:p>
          </table:table-cell>
          <table:table-cell office:value-type="float" office:value="269793" table:style-name="ce18">
            <text:p>269,793</text:p>
          </table:table-cell>
          <table:table-cell office:value-type="float" office:value="131279" table:style-name="ce18">
            <text:p>131,279</text:p>
          </table:table-cell>
          <table:table-cell office:value-type="float" office:value="138514" table:style-name="ce18">
            <text:p>138,514</text:p>
          </table:table-cell>
          <table:table-cell office:value-type="float" office:value="11086" table:style-name="ce18">
            <text:p>11,086</text:p>
          </table:table-cell>
          <table:table-cell office:value-type="float" office:value="5746" table:style-name="ce18">
            <text:p>5,746</text:p>
          </table:table-cell>
          <table:table-cell office:value-type="float" office:value="5340" table:style-name="ce18">
            <text:p>5,340</text:p>
          </table:table-cell>
          <table:table-cell office:value-type="float" office:value="4.1100000000000003" table:style-name="ce19">
            <text:p>4.11</text:p>
          </table:table-cell>
          <table:table-cell office:value-type="float" office:value="15868" table:style-name="ce18">
            <text:p>15,868</text:p>
          </table:table-cell>
          <table:table-cell office:value-type="float" office:value="8225" table:style-name="ce18">
            <text:p>8,225</text:p>
          </table:table-cell>
          <table:table-cell office:value-type="float" office:value="7643" table:style-name="ce18">
            <text:p>7,643</text:p>
          </table:table-cell>
          <table:table-cell office:value-type="float" office:value="5.88" table:style-name="ce19">
            <text:p>5.88</text:p>
          </table:table-cell>
          <table:table-cell office:value-type="float" office:value="28954" table:style-name="ce18">
            <text:p>28,954</text:p>
          </table:table-cell>
          <table:table-cell office:value-type="float" office:value="15067" table:style-name="ce18">
            <text:p>15,067</text:p>
          </table:table-cell>
          <table:table-cell office:value-type="float" office:value="13887" table:style-name="ce18">
            <text:p>13,887</text:p>
          </table:table-cell>
          <table:table-cell office:value-type="float" office:value="10.73" table:style-name="ce19">
            <text:p>10.73</text:p>
          </table:table-cell>
          <table:table-cell office:value-type="float" office:value="31975" table:style-name="ce18">
            <text:p>31,975</text:p>
          </table:table-cell>
          <table:table-cell office:value-type="float" office:value="16687" table:style-name="ce18">
            <text:p>16,687</text:p>
          </table:table-cell>
          <table:table-cell office:value-type="float" office:value="15288" table:style-name="ce18">
            <text:p>15,288</text:p>
          </table:table-cell>
          <table:table-cell office:value-type="float" office:value="11.85" table:style-name="ce19">
            <text:p>11.85</text:p>
          </table:table-cell>
          <table:table-cell office:value-type="float" office:value="20577" table:style-name="ce18">
            <text:p>20,577</text:p>
          </table:table-cell>
          <table:table-cell office:value-type="float" office:value="10854" table:style-name="ce18">
            <text:p>10,854</text:p>
          </table:table-cell>
          <table:table-cell office:value-type="float" office:value="9723" table:style-name="ce18">
            <text:p>9,723</text:p>
          </table:table-cell>
          <table:table-cell office:value-type="float" office:value="7.63" table:style-name="ce19">
            <text:p>7.63</text:p>
          </table:table-cell>
          <table:table-cell office:value-type="float" office:value="212875" table:style-name="ce18">
            <text:p>212,875</text:p>
          </table:table-cell>
          <table:table-cell office:value-type="float" office:value="101526" table:style-name="ce18">
            <text:p>101,526</text:p>
          </table:table-cell>
          <table:table-cell office:value-type="float" office:value="111349" table:style-name="ce18">
            <text:p>111,349</text:p>
          </table:table-cell>
          <table:table-cell office:value-type="float" office:value="78.900000000000006" table:style-name="ce19">
            <text:p>78.90</text:p>
          </table:table-cell>
          <table:table-cell office:value-type="float" office:value="37054" table:style-name="ce18">
            <text:p>37,054</text:p>
          </table:table-cell>
          <table:table-cell office:value-type="float" office:value="16384" table:style-name="ce18">
            <text:p>16,384</text:p>
          </table:table-cell>
          <table:table-cell office:value-type="float" office:value="20670" table:style-name="ce18">
            <text:p>20,670</text:p>
          </table:table-cell>
          <table:table-cell office:value-type="float" office:value="13.73" table:style-name="ce17">
            <text:p>13.73</text:p>
          </table:table-cell>
          <table:table-cell table:number-columns-repeated="16352"/>
        </table:table-row>
        <table:table-row table:style-name="ro10">
          <table:table-cell office:value-type="string" table:style-name="ce21">
            <text:p>福建省</text:p>
          </table:table-cell>
          <table:table-cell office:value-type="float" office:value="148231" table:style-name="ce18">
            <text:p>148,231</text:p>
          </table:table-cell>
          <table:table-cell office:value-type="float" office:value="74943" table:style-name="ce18">
            <text:p>74,943</text:p>
          </table:table-cell>
          <table:table-cell office:value-type="float" office:value="73288" table:style-name="ce18">
            <text:p>73,288</text:p>
          </table:table-cell>
          <table:table-cell office:value-type="float" office:value="6525" table:style-name="ce18">
            <text:p>6,525</text:p>
          </table:table-cell>
          <table:table-cell office:value-type="float" office:value="3402" table:style-name="ce18">
            <text:p>3,402</text:p>
          </table:table-cell>
          <table:table-cell office:value-type="float" office:value="3123" table:style-name="ce18">
            <text:p>3,123</text:p>
          </table:table-cell>
          <table:table-cell office:value-type="float" office:value="4.4000000000000004" table:style-name="ce19">
            <text:p>4.40</text:p>
          </table:table-cell>
          <table:table-cell office:value-type="float" office:value="8232" table:style-name="ce18">
            <text:p>8,232</text:p>
          </table:table-cell>
          <table:table-cell office:value-type="float" office:value="4286" table:style-name="ce18">
            <text:p>4,286</text:p>
          </table:table-cell>
          <table:table-cell office:value-type="float" office:value="3946" table:style-name="ce18">
            <text:p>3,946</text:p>
          </table:table-cell>
          <table:table-cell office:value-type="float" office:value="5.55" table:style-name="ce19">
            <text:p>5.55</text:p>
          </table:table-cell>
          <table:table-cell office:value-type="float" office:value="12367" table:style-name="ce18">
            <text:p>12,367</text:p>
          </table:table-cell>
          <table:table-cell office:value-type="float" office:value="6455" table:style-name="ce18">
            <text:p>6,455</text:p>
          </table:table-cell>
          <table:table-cell office:value-type="float" office:value="5912" table:style-name="ce18">
            <text:p>5,912</text:p>
          </table:table-cell>
          <table:table-cell office:value-type="float" office:value="8.34" table:style-name="ce19">
            <text:p>8.34</text:p>
          </table:table-cell>
          <table:table-cell office:value-type="float" office:value="13145" table:style-name="ce18">
            <text:p>13,145</text:p>
          </table:table-cell>
          <table:table-cell office:value-type="float" office:value="6846" table:style-name="ce18">
            <text:p>6,846</text:p>
          </table:table-cell>
          <table:table-cell office:value-type="float" office:value="6299" table:style-name="ce18">
            <text:p>6,299</text:p>
          </table:table-cell>
          <table:table-cell office:value-type="float" office:value="8.8699999999999992" table:style-name="ce19">
            <text:p>8.87</text:p>
          </table:table-cell>
          <table:table-cell office:value-type="float" office:value="6295" table:style-name="ce18">
            <text:p>6,295</text:p>
          </table:table-cell>
          <table:table-cell office:value-type="float" office:value="3280" table:style-name="ce18">
            <text:p>3,280</text:p>
          </table:table-cell>
          <table:table-cell office:value-type="float" office:value="3015" table:style-name="ce18">
            <text:p>3,015</text:p>
          </table:table-cell>
          <table:table-cell office:value-type="float" office:value="4.25" table:style-name="ce19">
            <text:p>4.25</text:p>
          </table:table-cell>
          <table:table-cell office:value-type="float" office:value="125764" table:style-name="ce18">
            <text:p>125,764</text:p>
          </table:table-cell>
          <table:table-cell office:value-type="float" office:value="63315" table:style-name="ce18">
            <text:p>63,315</text:p>
          </table:table-cell>
          <table:table-cell office:value-type="float" office:value="62449" table:style-name="ce18">
            <text:p>62,449</text:p>
          </table:table-cell>
          <table:table-cell office:value-type="float" office:value="84.84" table:style-name="ce19">
            <text:p>84.84</text:p>
          </table:table-cell>
          <table:table-cell office:value-type="float" office:value="17484" table:style-name="ce18">
            <text:p>17,484</text:p>
          </table:table-cell>
          <table:table-cell office:value-type="float" office:value="8431" table:style-name="ce18">
            <text:p>8,431</text:p>
          </table:table-cell>
          <table:table-cell office:value-type="float" office:value="9053" table:style-name="ce18">
            <text:p>9,053</text:p>
          </table:table-cell>
          <table:table-cell office:value-type="float" office:value="11.8" table:style-name="ce17">
            <text:p>11.80</text:p>
          </table:table-cell>
          <table:table-cell table:number-columns-repeated="16352"/>
        </table:table-row>
        <table:table-row table:style-name="ro1">
          <table:table-cell office:value-type="string" table:style-name="ce20">
            <text:p>金門縣</text:p>
          </table:table-cell>
          <table:table-cell office:value-type="float" office:value="135535" table:style-name="ce18">
            <text:p>135,535</text:p>
          </table:table-cell>
          <table:table-cell office:value-type="float" office:value="67706" table:style-name="ce18">
            <text:p>67,706</text:p>
          </table:table-cell>
          <table:table-cell office:value-type="float" office:value="67829" table:style-name="ce18">
            <text:p>67,829</text:p>
          </table:table-cell>
          <table:table-cell office:value-type="float" office:value="5836" table:style-name="ce18">
            <text:p>5,836</text:p>
          </table:table-cell>
          <table:table-cell office:value-type="float" office:value="3052" table:style-name="ce18">
            <text:p>3,052</text:p>
          </table:table-cell>
          <table:table-cell office:value-type="float" office:value="2784" table:style-name="ce18">
            <text:p>2,784</text:p>
          </table:table-cell>
          <table:table-cell office:value-type="float" office:value="4.3099999999999996" table:style-name="ce19">
            <text:p>4.31</text:p>
          </table:table-cell>
          <table:table-cell office:value-type="float" office:value="7369" table:style-name="ce18">
            <text:p>7,369</text:p>
          </table:table-cell>
          <table:table-cell office:value-type="float" office:value="3846" table:style-name="ce18">
            <text:p>3,846</text:p>
          </table:table-cell>
          <table:table-cell office:value-type="float" office:value="3523" table:style-name="ce18">
            <text:p>3,523</text:p>
          </table:table-cell>
          <table:table-cell office:value-type="float" office:value="5.44" table:style-name="ce19">
            <text:p>5.44</text:p>
          </table:table-cell>
          <table:table-cell office:value-type="float" office:value="11050" table:style-name="ce18">
            <text:p>11,050</text:p>
          </table:table-cell>
          <table:table-cell office:value-type="float" office:value="5762" table:style-name="ce18">
            <text:p>5,762</text:p>
          </table:table-cell>
          <table:table-cell office:value-type="float" office:value="5288" table:style-name="ce18">
            <text:p>5,288</text:p>
          </table:table-cell>
          <table:table-cell office:value-type="float" office:value="8.15" table:style-name="ce19">
            <text:p>8.15</text:p>
          </table:table-cell>
          <table:table-cell office:value-type="float" office:value="11756" table:style-name="ce18">
            <text:p>11,756</text:p>
          </table:table-cell>
          <table:table-cell office:value-type="float" office:value="6115" table:style-name="ce18">
            <text:p>6,115</text:p>
          </table:table-cell>
          <table:table-cell office:value-type="float" office:value="5641" table:style-name="ce18">
            <text:p>5,641</text:p>
          </table:table-cell>
          <table:table-cell office:value-type="float" office:value="8.67" table:style-name="ce19">
            <text:p>8.67</text:p>
          </table:table-cell>
          <table:table-cell office:value-type="float" office:value="5657" table:style-name="ce18">
            <text:p>5,657</text:p>
          </table:table-cell>
          <table:table-cell office:value-type="float" office:value="2919" table:style-name="ce18">
            <text:p>2,919</text:p>
          </table:table-cell>
          <table:table-cell office:value-type="float" office:value="2738" table:style-name="ce18">
            <text:p>2,738</text:p>
          </table:table-cell>
          <table:table-cell office:value-type="float" office:value="4.17" table:style-name="ce19">
            <text:p>4.17</text:p>
          </table:table-cell>
          <table:table-cell office:value-type="float" office:value="115309" table:style-name="ce18">
            <text:p>115,309</text:p>
          </table:table-cell>
          <table:table-cell office:value-type="float" office:value="57286" table:style-name="ce18">
            <text:p>57,286</text:p>
          </table:table-cell>
          <table:table-cell office:value-type="float" office:value="58023" table:style-name="ce18">
            <text:p>58,023</text:p>
          </table:table-cell>
          <table:table-cell office:value-type="float" office:value="85.08" table:style-name="ce19">
            <text:p>85.08</text:p>
          </table:table-cell>
          <table:table-cell office:value-type="float" office:value="16167" table:style-name="ce18">
            <text:p>16,167</text:p>
          </table:table-cell>
          <table:table-cell office:value-type="float" office:value="7730" table:style-name="ce18">
            <text:p>7,730</text:p>
          </table:table-cell>
          <table:table-cell office:value-type="float" office:value="8437" table:style-name="ce18">
            <text:p>8,437</text:p>
          </table:table-cell>
          <table:table-cell office:value-type="float" office:value="11.93" table:style-name="ce17">
            <text:p>11.93</text:p>
          </table:table-cell>
          <table:table-cell table:number-columns-repeated="16352"/>
        </table:table-row>
        <table:table-row table:style-name="ro8">
          <table:table-cell office:value-type="string" table:style-name="ce16">
            <text:p>連江縣</text:p>
          </table:table-cell>
          <table:table-cell office:value-type="float" office:value="12696" table:style-name="ce14">
            <text:p>12,696</text:p>
          </table:table-cell>
          <table:table-cell office:value-type="float" office:value="7237" table:style-name="ce14">
            <text:p>7,237</text:p>
          </table:table-cell>
          <table:table-cell office:value-type="float" office:value="5459" table:style-name="ce14">
            <text:p>5,459</text:p>
          </table:table-cell>
          <table:table-cell office:value-type="float" office:value="689" table:style-name="ce14">
            <text:p>689</text:p>
          </table:table-cell>
          <table:table-cell office:value-type="float" office:value="350" table:style-name="ce14">
            <text:p>350</text:p>
          </table:table-cell>
          <table:table-cell office:value-type="float" office:value="339" table:style-name="ce14">
            <text:p>339</text:p>
          </table:table-cell>
          <table:table-cell office:value-type="float" office:value="5.43" table:style-name="ce15">
            <text:p>5.43</text:p>
          </table:table-cell>
          <table:table-cell office:value-type="float" office:value="863" table:style-name="ce14">
            <text:p>863</text:p>
          </table:table-cell>
          <table:table-cell office:value-type="float" office:value="440" table:style-name="ce14">
            <text:p>440</text:p>
          </table:table-cell>
          <table:table-cell office:value-type="float" office:value="423" table:style-name="ce14">
            <text:p>423</text:p>
          </table:table-cell>
          <table:table-cell office:value-type="float" office:value="6.8" table:style-name="ce15">
            <text:p>6.80</text:p>
          </table:table-cell>
          <table:table-cell office:value-type="float" office:value="1317" table:style-name="ce14">
            <text:p>1,317</text:p>
          </table:table-cell>
          <table:table-cell office:value-type="float" office:value="693" table:style-name="ce14">
            <text:p>693</text:p>
          </table:table-cell>
          <table:table-cell office:value-type="float" office:value="624" table:style-name="ce14">
            <text:p>624</text:p>
          </table:table-cell>
          <table:table-cell office:value-type="float" office:value="10.37" table:style-name="ce15">
            <text:p>10.37</text:p>
          </table:table-cell>
          <table:table-cell office:value-type="float" office:value="1389" table:style-name="ce14">
            <text:p>1,389</text:p>
          </table:table-cell>
          <table:table-cell office:value-type="float" office:value="731" table:style-name="ce14">
            <text:p>731</text:p>
          </table:table-cell>
          <table:table-cell office:value-type="float" office:value="658" table:style-name="ce14">
            <text:p>658</text:p>
          </table:table-cell>
          <table:table-cell office:value-type="float" office:value="10.94" table:style-name="ce15">
            <text:p>10.94</text:p>
          </table:table-cell>
          <table:table-cell office:value-type="float" office:value="638" table:style-name="ce14">
            <text:p>638</text:p>
          </table:table-cell>
          <table:table-cell office:value-type="float" office:value="361" table:style-name="ce14">
            <text:p>361</text:p>
          </table:table-cell>
          <table:table-cell office:value-type="float" office:value="277" table:style-name="ce14">
            <text:p>277</text:p>
          </table:table-cell>
          <table:table-cell office:value-type="float" office:value="5.03" table:style-name="ce15">
            <text:p>5.03</text:p>
          </table:table-cell>
          <table:table-cell office:value-type="float" office:value="10455" table:style-name="ce14">
            <text:p>10,455</text:p>
          </table:table-cell>
          <table:table-cell office:value-type="float" office:value="6029" table:style-name="ce14">
            <text:p>6,029</text:p>
          </table:table-cell>
          <table:table-cell office:value-type="float" office:value="4426" table:style-name="ce14">
            <text:p>4,426</text:p>
          </table:table-cell>
          <table:table-cell office:value-type="float" office:value="82.35" table:style-name="ce15">
            <text:p>82.35</text:p>
          </table:table-cell>
          <table:table-cell office:value-type="float" office:value="1317" table:style-name="ce14">
            <text:p>1,317</text:p>
          </table:table-cell>
          <table:table-cell office:value-type="float" office:value="701" table:style-name="ce14">
            <text:p>701</text:p>
          </table:table-cell>
          <table:table-cell office:value-type="float" office:value="616" table:style-name="ce14">
            <text:p>616</text:p>
          </table:table-cell>
          <table:table-cell office:value-type="float" office:value="10.37" table:style-name="ce13">
            <text:p>10.37</text:p>
          </table:table-cell>
          <table:table-cell table:number-columns-repeated="16352" table:style-name="ce12"/>
        </table:table-row>
        <table:table-row table:style-name="ro11">
          <table:table-cell office:value-type="string" table:style-name="ce11">
            <text:p>說明：本表各年齡結構指標項目係屬部分統計，各年齡指標欄位合計數不等於總人口數。</text:p>
          </table:table-cell>
          <table:table-cell table:number-columns-repeated="3" table:style-name="ce10"/>
          <table:table-cell table:number-columns-repeated="3" table:style-name="ce9"/>
          <table:table-cell table:style-name="ce8"/>
          <table:table-cell table:number-columns-repeated="16" table:style-name="ce7"/>
          <table:table-cell table:number-columns-repeated="3" table:style-name="ce6"/>
          <table:table-cell table:number-columns-repeated="4" table:style-name="ce5"/>
          <table:table-cell office:value-type="string" table:style-name="ce4">
            <text:p>內政部戶政司 民國106年6月3日編製</text:p>
          </table:table-cell>
          <table:table-cell table:number-columns-repeated="16352"/>
        </table:table-row>
        <table:table-row table:style-name="ro12">
          <table:table-cell table:style-name="ce2"/>
          <table:table-cell table:number-columns-repeated="3" table:style-name="ce1"/>
          <table:table-cell table:number-columns-repeated="4" table:style-name="ce3"/>
          <table:table-cell table:number-columns-repeated="23" table:style-name="ce1"/>
          <table:table-cell table:style-name="ce2"/>
          <table:table-cell table:number-columns-repeated="16352"/>
        </table:table-row>
        <table:table-row table:number-rows-repeated="1048545" table:style-name="ro12">
          <table:table-cell table:number-columns-repeated="16384"/>
        </table:table-row>
      </table:table>
      <table:table table:name="'file:///D:/Documents%20and%20Settings/Administrator/桌面/苗栗.xls'#母體清冊" table:style-name="ta2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2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#REF" table:style-name="ta2">
        <table:table-source xlink:href="file:///D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2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5/新表號04,05,速報3階段年齡-連結(公式)檔106.5.xls'#速報-年齡結構-新(列印版)" table:style-name="ta2">
        <table:table-source xlink:href="file:///D:/0662/A.上網月報(含1科)/106年/10605/新表號04,05,速報3階段年齡-連結(公式)檔106.5.xls" table:table-name="速報-年齡結構-新(列印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5/新表號04,05,速報3階段年齡-連結(公式)檔106.5.xls'#速報-年齡結構-新(貼值-上網版)" table:style-name="ta2">
        <table:table-source xlink:href="file:///D:/0662/A.上網月報(含1科)/106年/10605/新表號04,05,速報3階段年齡-連結(公式)檔106.5.xls" table:table-name="速報-年齡結構-新(貼值-上網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5/新表號04,05,速報3階段年齡-連結(公式)檔106.5.xls'#05年齡結構-列印版" table:style-name="ta2">
        <table:table-source xlink:href="file:///D:/0662/A.上網月報(含1科)/106年/10605/新表號04,05,速報3階段年齡-連結(公式)檔106.5.xls" table:table-name="05年齡結構-列印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5/新表號04,05,速報3階段年齡-連結(公式)檔106.5.xls'#上月速報年齡結構-不用" table:style-name="ta2">
        <table:table-source xlink:href="file:///D:/0662/A.上網月報(含1科)/106年/10605/新表號04,05,速報3階段年齡-連結(公式)檔106.5.xls" table:table-name="上月速報年齡結構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5/新表號04,05,速報3階段年齡-連結(公式)檔106.5.xls'#本月-上月速報年齡結構(增減)" table:style-name="ta2">
        <table:table-source xlink:href="file:///D:/0662/A.上網月報(含1科)/106年/10605/新表號04,05,速報3階段年齡-連結(公式)檔106.5.xls" table:table-name="本月-上月速報年齡結構(增減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5/新表號04,05,速報3階段年齡-連結(公式)檔106.5.xls'#人口指標0-2,6" table:style-name="ta2">
        <table:table-source xlink:href="file:///D:/0662/A.上網月報(含1科)/106年/10605/新表號04,05,速報3階段年齡-連結(公式)檔106.5.xls" table:table-name="人口指標0-2,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5/新表號04,05,速報3階段年齡-連結(公式)檔106.5.xls'#年齡結構-另給司長-不用" table:style-name="ta2">
        <table:table-source xlink:href="file:///D:/0662/A.上網月報(含1科)/106年/10605/新表號04,05,速報3階段年齡-連結(公式)檔106.5.xls" table:table-name="年齡結構-另給司長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5/新表號04,05,速報3階段年齡-連結(公式)檔106.5.xls'#速報-3階段年齡結構-不用" table:style-name="ta2">
        <table:table-source xlink:href="file:///D:/0662/A.上網月報(含1科)/106年/10605/新表號04,05,速報3階段年齡-連結(公式)檔106.5.xls" table:table-name="速報-3階段年齡結構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年月別" table:style-name="ta2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2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2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齡結構.$A$1"/>
        <table:named-expression table:name="\b" table:expression="of:=[.#REF!]" table:base-cell-address="年齡結構.$A$1"/>
        <table:named-expression table:name="NAME" table:expression="of:=[.#REF!]" table:base-cell-address="年齡結構.$A$1"/>
        <table:named-expression table:name="P_1" table:expression="of:=[.#REF!]" table:base-cell-address="年齡結構.$A$1"/>
        <table:named-expression table:name="P_11" table:expression="of:=[.#REF!]" table:base-cell-address="年齡結構.$A$1"/>
        <table:named-expression table:name="P_2" table:expression="of:=[.#REF!]" table:base-cell-address="年齡結構.$A$1"/>
        <table:named-expression table:name="Print_Area" table:expression="of:=[.#REF!]" table:base-cell-address="年齡結構.$A$1"/>
        <table:named-expression table:name="PRINT_AREA_MI" table:expression="of:=[.#REF!]" table:base-cell-address="年齡結構.$A$1"/>
        <table:named-expression table:name="rd_rf_f_97y_9802_data" table:expression="of:=[.#REF!]" table:base-cell-address="年齡結構.$A$1"/>
        <table:named-expression table:name="rd_rg_f_84y_97y_data" table:expression="of:=[.#REF!]" table:base-cell-address="年齡結構.$A$1"/>
        <table:named-expression table:name="rd_rg_f_9805_data" table:expression="of:=[.#REF!]" table:base-cell-address="年齡結構.$A$1"/>
        <table:named-expression table:name="rd_rg_f_9806_data" table:expression="of:=[.#REF!]" table:base-cell-address="年齡結構.$A$1"/>
        <table:named-expression table:name="rd_rg_f_9807_data" table:expression="of:=[.#REF!]" table:base-cell-address="年齡結構.$A$1"/>
        <table:named-expression table:name="rd_rg_f_9808_data" table:expression="of:=[.#REF!]" table:base-cell-address="年齡結構.$A$1"/>
        <table:named-expression table:name="rd_rg_f_98y_9803_data" table:expression="of:=[.#REF!]" table:base-cell-address="年齡結構.$A$1"/>
        <table:named-expression table:name="rd_rg_f_98y_9804_data" table:expression="of:=[.#REF!]" table:base-cell-address="年齡結構.$A$1"/>
        <table:named-expression table:name="rd_rg_q_84y_97y_data" table:expression="of:=[.#REF!]" table:base-cell-address="年齡結構.$A$1"/>
        <table:named-expression table:name="rd_rg_q_97y_9802_data" table:expression="of:=[.#REF!]" table:base-cell-address="年齡結構.$A$1"/>
        <table:named-expression table:name="rd_rg_q_9805_data" table:expression="of:=[.#REF!]" table:base-cell-address="年齡結構.$A$1"/>
        <table:named-expression table:name="rd_rg_q_9806_data" table:expression="of:=[.#REF!]" table:base-cell-address="年齡結構.$A$1"/>
        <table:named-expression table:name="rd_rg_q_9807_data" table:expression="of:=[.#REF!]" table:base-cell-address="年齡結構.$A$1"/>
        <table:named-expression table:name="rd_rg_q_9808_data" table:expression="of:=[.#REF!]" table:base-cell-address="年齡結構.$A$1"/>
        <table:named-expression table:name="rd_rg_q_98y_9803_data" table:expression="of:=[.#REF!]" table:base-cell-address="年齡結構.$A$1"/>
        <table:named-expression table:name="rd_rg_q_98y_9804_data" table:expression="of:=[.#REF!]" table:base-cell-address="年齡結構.$A$1"/>
        <table:named-expression table:name="rd_rg_q9607" table:expression="of:=[.#REF!]" table:base-cell-address="年齡結構.$A$1"/>
        <table:named-expression table:name="rd_t_84y_97y_data" table:expression="of:=[.#REF!]" table:base-cell-address="年齡結構.$A$1"/>
        <table:named-expression table:name="rd_t_97y_9802_data" table:expression="of:=[.#REF!]" table:base-cell-address="年齡結構.$A$1"/>
        <table:named-expression table:name="rd_t_9805_data" table:expression="of:=[.#REF!]" table:base-cell-address="年齡結構.$A$1"/>
        <table:named-expression table:name="rd_t_9806_data" table:expression="of:=[.#REF!]" table:base-cell-address="年齡結構.$A$1"/>
        <table:named-expression table:name="rd_t_9807_data" table:expression="of:=[.#REF!]" table:base-cell-address="年齡結構.$A$1"/>
        <table:named-expression table:name="rd_t_9808_data" table:expression="of:=[.#REF!]" table:base-cell-address="年齡結構.$A$1"/>
        <table:named-expression table:name="rd_t_98y_9803_data" table:expression="of:=[.#REF!]" table:base-cell-address="年齡結構.$A$1"/>
        <table:named-expression table:name="rd_t_98y_9804_data" table:expression="of:=[.#REF!]" table:base-cell-address="年齡結構.$A$1"/>
        <table:named-expression table:name="rd_t9607" table:expression="of:=[.#REF!]" table:base-cell-address="年齡結構.$A$1"/>
        <table:named-expression table:name="月底人口數" table:expression="of:=[.#REF!]" table:base-cell-address="年齡結構.$A$1"/>
        <table:named-expression table:name="出生" table:expression="of:=[.#REF!]" table:base-cell-address="年齡結構.$A$1"/>
        <table:named-expression table:name="死亡" table:expression="of:=[.#REF!]" table:base-cell-address="年齡結構.$A$1"/>
        <table:named-expression table:name="結婚" table:expression="of:=[.#REF!]" table:base-cell-address="年齡結構.$A$1"/>
        <table:named-expression table:name="鄰數戶數" table:expression="of:=[.#REF!]" table:base-cell-address="年齡結構.$A$1"/>
        <table:named-expression table:name="離婚" table:expression="of:=[.#REF!]" table:base-cell-address="年齡結構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" svg:font-family="&quot;Times New Roman&quot;"/>
    <style:font-face style:name="細明體" svg:font-family="細明體"/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48P0">
      <number:number number:decimal-places="2" number:min-integer-digits="1" number:grouping="true"/>
    </number:number-style>
    <number:number-style style:name="N48P1">
      <number:text>–</number:text>
      <number:number number:decimal-places="2" number:min-integer-digits="1" number:grouping="true"/>
    </number:number-style>
    <number:text-style style:name="N48">
      <number:text>—</number:text>
      <style:map style:condition="value()&gt;0" style:apply-style-name="N48P0"/>
      <style:map style:condition="value()&lt;0" style:apply-style-name="N48P1"/>
    </number:text-style>
    <number:number-style style:name="N49P0">
      <number:number number:decimal-places="0" number:min-integer-digits="1" number:grouping="true"/>
    </number:number-style>
    <number:number-style style:name="N49P1">
      <number:text>-</number:text>
      <number:number number:decimal-places="0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/>
    </style:style>
    <style:style style:name="_19968__33324__Book3" style:display-name="一般_Book3" style:family="table-cell" style:data-style-name="N0">
      <style:table-cell-properties style:vertical-align="automatic" fo:background-color="transparent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</style:style>
    <style:style style:name="_21315__20998__20301__91_0_93_" style:display-name="千分位[0]" style:family="table-cell" style:data-style-name="N50"/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50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.19685039370078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7-06-03T03:52:42Z</meta:creation-date>
    <dc:date>2017-06-03T03:53:27Z</dc:date>
  </office:meta>
</office:document-meta>
</file>